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Quotations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0" style:family="paragraph" style:parent-style-name="Text_20_body" style:list-style-name="L3">
      <style:paragraph-properties fo:text-align="justify" style:justify-single-word="false"/>
    </style:style>
    <style:style style:name="P11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2" style:family="paragraph" style:parent-style-name="Text_20_body" style:list-style-name="L4">
      <style:paragraph-properties fo:text-align="justify" style:justify-single-word="false"/>
    </style:style>
    <style:style style:name="P13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 style:list-style-name="L5">
      <style:paragraph-properties fo:text-align="justify" style:justify-single-word="false"/>
    </style:style>
    <style:style style:name="P15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 style:list-style-name="L6">
      <style:paragraph-properties fo:text-align="justify" style:justify-single-word="false"/>
    </style:style>
    <style:style style:name="P17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18" style:family="paragraph" style:parent-style-name="Text_20_body" style:list-style-name="L7">
      <style:paragraph-properties fo:text-align="justify" style:justify-single-word="false"/>
    </style:style>
    <style:style style:name="P19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20" style:family="paragraph" style:parent-style-name="Text_20_body" style:list-style-name="L8">
      <style:paragraph-properties fo:text-align="justify" style:justify-single-word="false"/>
    </style:style>
    <style:style style:name="P21" style:family="paragraph" style:parent-style-name="Text_20_body" style:list-style-name="L9">
      <style:paragraph-properties fo:margin-top="0cm" fo:margin-bottom="0cm" style:contextual-spacing="false" fo:text-align="justify" style:justify-single-word="false"/>
    </style:style>
    <style:style style:name="P22" style:family="paragraph" style:parent-style-name="Text_20_body" style:list-style-name="L9">
      <style:paragraph-properties fo:text-align="justify" style:justify-single-word="false"/>
    </style:style>
    <style:style style:name="P23" style:family="paragraph" style:parent-style-name="Text_20_body" style:list-style-name="L10">
      <style:paragraph-properties fo:margin-top="0cm" fo:margin-bottom="0cm" style:contextual-spacing="false" fo:text-align="justify" style:justify-single-word="false"/>
    </style:style>
    <style:style style:name="P24" style:family="paragraph" style:parent-style-name="Text_20_body" style:list-style-name="L10">
      <style:paragraph-properties fo:text-align="justify" style:justify-single-word="false"/>
    </style:style>
    <style:style style:name="P25" style:family="paragraph" style:parent-style-name="Text_20_body" style:list-style-name="L11">
      <style:paragraph-properties fo:margin-top="0cm" fo:margin-bottom="0cm" style:contextual-spacing="false" fo:text-align="justify" style:justify-single-word="false"/>
    </style:style>
    <style:style style:name="P26" style:family="paragraph" style:parent-style-name="Text_20_body" style:list-style-name="L11">
      <style:paragraph-properties fo:text-align="justify" style:justify-single-word="false"/>
    </style:style>
    <style:style style:name="P27" style:family="paragraph" style:parent-style-name="Text_20_body" style:list-style-name="L12"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 style:list-style-name="L12">
      <style:paragraph-properties fo:text-align="justify" style:justify-single-word="false"/>
    </style:style>
    <style:style style:name="P29" style:family="paragraph" style:parent-style-name="Text_20_body" style:list-style-name="L13">
      <style:paragraph-properties fo:margin-top="0cm" fo:margin-bottom="0cm" style:contextual-spacing="false" fo:text-align="justify" style:justify-single-word="false"/>
    </style:style>
    <style:style style:name="P30" style:family="paragraph" style:parent-style-name="Text_20_body" style:list-style-name="L13">
      <style:paragraph-properties fo:text-align="justify" style:justify-single-word="false"/>
    </style:style>
    <style:style style:name="P31" style:family="paragraph" style:parent-style-name="Text_20_body" style:list-style-name="L14">
      <style:paragraph-properties fo:margin-top="0cm" fo:margin-bottom="0cm" style:contextual-spacing="false" fo:text-align="justify" style:justify-single-word="false"/>
    </style:style>
    <style:style style:name="P32" style:family="paragraph" style:parent-style-name="Text_20_body" style:list-style-name="L14">
      <style:paragraph-properties fo:text-align="justify" style:justify-single-word="false"/>
    </style:style>
    <style:style style:name="P33" style:family="paragraph" style:parent-style-name="Text_20_body" style:list-style-name="L15">
      <style:paragraph-properties fo:margin-top="0cm" fo:margin-bottom="0cm" style:contextual-spacing="false" fo:text-align="justify" style:justify-single-word="false"/>
    </style:style>
    <style:style style:name="P34" style:family="paragraph" style:parent-style-name="Text_20_body" style:list-style-name="L15">
      <style:paragraph-properties fo:text-align="justify" style:justify-single-word="false"/>
    </style:style>
    <style:style style:name="P35" style:family="paragraph" style:parent-style-name="Text_20_body" style:list-style-name="L16">
      <style:paragraph-properties fo:margin-top="0cm" fo:margin-bottom="0cm" style:contextual-spacing="false" fo:text-align="justify" style:justify-single-word="false"/>
    </style:style>
    <style:style style:name="P36" style:family="paragraph" style:parent-style-name="Text_20_body" style:list-style-name="L16">
      <style:paragraph-properties fo:text-align="justify" style:justify-single-word="false"/>
    </style:style>
    <style:style style:name="P37" style:family="paragraph" style:parent-style-name="Text_20_body" style:list-style-name="L17">
      <style:paragraph-properties fo:margin-top="0cm" fo:margin-bottom="0cm" style:contextual-spacing="false" fo:text-align="justify" style:justify-single-word="false"/>
    </style:style>
    <style:style style:name="P38" style:family="paragraph" style:parent-style-name="Text_20_body" style:list-style-name="L17">
      <style:paragraph-properties fo:text-align="justify" style:justify-single-word="false"/>
    </style:style>
    <style:style style:name="P39" style:family="paragraph" style:parent-style-name="Text_20_body" style:list-style-name="L18">
      <style:paragraph-properties fo:margin-top="0cm" fo:margin-bottom="0cm" style:contextual-spacing="false" fo:text-align="justify" style:justify-single-word="false"/>
    </style:style>
    <style:style style:name="P40" style:family="paragraph" style:parent-style-name="Text_20_body" style:list-style-name="L18">
      <style:paragraph-properties fo:text-align="justify" style:justify-single-word="false"/>
    </style:style>
    <style:style style:name="P41" style:family="paragraph" style:parent-style-name="Text_20_body" style:list-style-name="L19">
      <style:paragraph-properties fo:margin-top="0cm" fo:margin-bottom="0cm" style:contextual-spacing="false" fo:text-align="justify" style:justify-single-word="false"/>
    </style:style>
    <style:style style:name="P42" style:family="paragraph" style:parent-style-name="Text_20_body" style:list-style-name="L19">
      <style:paragraph-properties fo:text-align="justify" style:justify-single-word="false"/>
    </style:style>
    <style:style style:name="P43" style:family="paragraph" style:parent-style-name="Text_20_body" style:list-style-name="L20">
      <style:paragraph-properties fo:margin-top="0cm" fo:margin-bottom="0cm" style:contextual-spacing="false" fo:text-align="justify" style:justify-single-word="false"/>
    </style:style>
    <style:style style:name="P44" style:family="paragraph" style:parent-style-name="Text_20_body" style:list-style-name="L20">
      <style:paragraph-properties fo:text-align="justify" style:justify-single-word="false"/>
    </style:style>
    <style:style style:name="P45" style:family="paragraph" style:parent-style-name="Text_20_body" style:list-style-name="L21">
      <style:paragraph-properties fo:margin-top="0cm" fo:margin-bottom="0cm" style:contextual-spacing="false" fo:text-align="justify" style:justify-single-word="false"/>
    </style:style>
    <style:style style:name="P46" style:family="paragraph" style:parent-style-name="Text_20_body" style:list-style-name="L21">
      <style:paragraph-properties fo:text-align="justify" style:justify-single-word="false"/>
    </style:style>
    <style:style style:name="P47" style:family="paragraph" style:parent-style-name="Text_20_body" style:list-style-name="L22">
      <style:paragraph-properties fo:margin-top="0cm" fo:margin-bottom="0cm" style:contextual-spacing="false" fo:text-align="justify" style:justify-single-word="false"/>
    </style:style>
    <style:style style:name="P48" style:family="paragraph" style:parent-style-name="Text_20_body" style:list-style-name="L22">
      <style:paragraph-properties fo:text-align="justify" style:justify-single-word="false"/>
    </style:style>
    <style:style style:name="P49" style:family="paragraph" style:parent-style-name="Text_20_body" style:list-style-name="L23">
      <style:paragraph-properties fo:margin-top="0cm" fo:margin-bottom="0cm" style:contextual-spacing="false" fo:text-align="justify" style:justify-single-word="false"/>
    </style:style>
    <style:style style:name="P50" style:family="paragraph" style:parent-style-name="Text_20_body" style:list-style-name="L23">
      <style:paragraph-properties fo:text-align="justify" style:justify-single-word="false"/>
    </style:style>
    <style:style style:name="P51" style:family="paragraph" style:parent-style-name="Text_20_body" style:list-style-name="L24">
      <style:paragraph-properties fo:margin-top="0cm" fo:margin-bottom="0cm" style:contextual-spacing="false" fo:text-align="justify" style:justify-single-word="false"/>
    </style:style>
    <style:style style:name="P52" style:family="paragraph" style:parent-style-name="Text_20_body" style:list-style-name="L24">
      <style:paragraph-properties fo:text-align="justify" style:justify-single-word="false"/>
    </style:style>
    <style:style style:name="P53" style:family="paragraph" style:parent-style-name="Text_20_body" style:list-style-name="L25">
      <style:paragraph-properties fo:margin-top="0cm" fo:margin-bottom="0cm" style:contextual-spacing="false" fo:text-align="justify" style:justify-single-word="false"/>
    </style:style>
    <style:style style:name="P54" style:family="paragraph" style:parent-style-name="Text_20_body" style:list-style-name="L25">
      <style:paragraph-properties fo:text-align="justify" style:justify-single-word="false"/>
    </style:style>
    <style:style style:name="P55" style:family="paragraph" style:parent-style-name="Text_20_body" style:list-style-name="L26">
      <style:paragraph-properties fo:margin-top="0cm" fo:margin-bottom="0cm" style:contextual-spacing="false" fo:text-align="justify" style:justify-single-word="false"/>
    </style:style>
    <style:style style:name="P56" style:family="paragraph" style:parent-style-name="Text_20_body" style:list-style-name="L26">
      <style:paragraph-properties fo:text-align="justify" style:justify-single-word="false"/>
    </style:style>
    <style:style style:name="P57" style:family="paragraph" style:parent-style-name="Text_20_body" style:list-style-name="L27">
      <style:paragraph-properties fo:margin-top="0cm" fo:margin-bottom="0cm" style:contextual-spacing="false" fo:text-align="justify" style:justify-single-word="false"/>
    </style:style>
    <style:style style:name="P58" style:family="paragraph" style:parent-style-name="Text_20_body" style:list-style-name="L27">
      <style:paragraph-properties fo:text-align="justify" style:justify-single-word="false"/>
    </style:style>
    <style:style style:name="P59" style:family="paragraph" style:parent-style-name="Text_20_body" style:list-style-name="L28">
      <style:paragraph-properties fo:margin-top="0cm" fo:margin-bottom="0cm" style:contextual-spacing="false" fo:text-align="justify" style:justify-single-word="false"/>
    </style:style>
    <style:style style:name="P60" style:family="paragraph" style:parent-style-name="Text_20_body" style:list-style-name="L28">
      <style:paragraph-properties fo:text-align="justify" style:justify-single-word="false"/>
    </style:style>
    <style:style style:name="P61" style:family="paragraph" style:parent-style-name="Text_20_body" style:list-style-name="L29">
      <style:paragraph-properties fo:margin-top="0cm" fo:margin-bottom="0cm" style:contextual-spacing="false" fo:text-align="justify" style:justify-single-word="false"/>
    </style:style>
    <style:style style:name="P62" style:family="paragraph" style:parent-style-name="Text_20_body" style:list-style-name="L29">
      <style:paragraph-properties fo:text-align="justify" style:justify-single-word="false"/>
    </style:style>
    <style:style style:name="P63" style:family="paragraph" style:parent-style-name="Text_20_body" style:list-style-name="L30">
      <style:paragraph-properties fo:margin-top="0cm" fo:margin-bottom="0cm" style:contextual-spacing="false" fo:text-align="justify" style:justify-single-word="false"/>
    </style:style>
    <style:style style:name="P64" style:family="paragraph" style:parent-style-name="Text_20_body" style:list-style-name="L30">
      <style:paragraph-properties fo:text-align="justify" style:justify-single-word="false"/>
    </style:style>
    <style:style style:name="P65" style:family="paragraph" style:parent-style-name="Text_20_body" style:list-style-name="L31">
      <style:paragraph-properties fo:margin-top="0cm" fo:margin-bottom="0cm" style:contextual-spacing="false" fo:text-align="justify" style:justify-single-word="false"/>
    </style:style>
    <style:style style:name="P66" style:family="paragraph" style:parent-style-name="Text_20_body" style:list-style-name="L31">
      <style:paragraph-properties fo:text-align="justify" style:justify-single-word="false"/>
    </style:style>
    <style:style style:name="P67" style:family="paragraph" style:parent-style-name="Text_20_body" style:list-style-name="L32">
      <style:paragraph-properties fo:margin-top="0cm" fo:margin-bottom="0cm" style:contextual-spacing="false" fo:text-align="justify" style:justify-single-word="false"/>
    </style:style>
    <style:style style:name="P68" style:family="paragraph" style:parent-style-name="Text_20_body" style:list-style-name="L32">
      <style:paragraph-properties fo:text-align="justify" style:justify-single-word="false"/>
    </style:style>
    <style:style style:name="P69" style:family="paragraph" style:parent-style-name="Text_20_body" style:list-style-name="L33">
      <style:paragraph-properties fo:margin-top="0cm" fo:margin-bottom="0cm" style:contextual-spacing="false" fo:text-align="justify" style:justify-single-word="false"/>
    </style:style>
    <style:style style:name="P70" style:family="paragraph" style:parent-style-name="Text_20_body" style:list-style-name="L33">
      <style:paragraph-properties fo:text-align="justify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uia de Comandos SHELL (Terminal GNU/Linux)</text:h>
      <text:p text:style-name="Text_20_body">por <text:a xlink:type="simple" xlink:href="https://www.uniaogeek.com.br/author/mrhenrike/" text:style-name="Internet_20_link" text:visited-style-name="Visited_20_Internet_20_Link">Andre H O Santos</text:a> · Published · Updated </text:p>
      <text:p text:style-name="Quotations">A linha de comando é o método mais usado por administradores de sistemas, pois é o que oferece o maior número de possibilidades, além de ser o método mais rápido de fazer as coisas.</text:p>
      <text:p text:style-name="Text_20_body">— Davidson Rodrigues Paulo</text:p>
      <text:p text:style-name="P4">O GNU/Linux é, para muitos uma dor de cabeça, quando toca à utilização da linha de comando e do terminal. Habituados a usar apenas uma interface gráfica, poucos são os que se aventuram a usar este Sistema Operacional fora da sua zona de conforto.</text:p>
      <text:p text:style-name="P4">Quer ter domínio do terminal e não usar somente interface gráfica, aumentando seu conhecimento em Linux? Pois bem, existem muitos momentos em que precisamos conhecer os comandos no terminal GNU/Linux.</text:p>
      <text:p text:style-name="P4">Muitas empresas o usam para programar para outros sistemas operacionais, cursos de programação acabam por sempre utilizar o GNU/Linux, por mais que tentem evitá-lo e assim precisamos deste domínio, obviamente os comandos são muitos, mesmo com a prática do dia a dia é improvável que você decore todos, por isso reunimos neste artigo <text:span text:style-name="Emphasis">(após uma seleção de pesquisas – vide fontes)</text:span> uma lista de referência com os comandos essenciais e muitos dos principais para uso no Interpretador de Comandos (Shell) do Sistema Operacional GNU/Linux.</text:p>
      <text:p text:style-name="Horizontal_20_Line"/>
      <text:h text:style-name="P2" text:outline-level="3"><text:span text:style-name="Strong_20_Emphasis">Breve Introdução</text:span></text:h>
      <text:p text:style-name="P4">Um comando do Linux é uma palavra especial que representa uma ou mais ações. Um interpretador de comandos também é conhecido como shell ou modo texto. Ele é o programa responsável por interpretar essas instruções enviadas pelo usuário e seus programas para o kernel. No Linux, você poderá ter vários interpretadores de comandos <text:span text:style-name="Emphasis">(ao contrário do que acontece no Windows que só tem o CMD – “Prompt de Comando”).</text:span></text:p>
      <text:p text:style-name="P4">O interpretador de comandos é que executa comandos lidos do teclado ou de um arquivo executável. É a principal ligação entre o usuário. Entre os programas interpretadores de comandos pode-se destacar o bash, ash, csh, tesh, sh.</text:p>
      <text:p text:style-name="P3"><text:span text:style-name="Emphasis">Este Guia de Comandos GNU/Linux é:</text:span></text:p>
      <text:p text:style-name="P3"><text:span text:style-name="Emphasis">útil para quem é iniciante e quer aprender; para quem é intermediário e procura se aprofundar; e para quem é avançado e deseja relembrar alguma coisa. – Computeiros da Depressão</text:span></text:p>
      <text:p text:style-name="Horizontal_20_Line"/>
      <text:h text:style-name="P1" text:outline-level="2"><text:soft-page-break/>Guia de Referência:<text:line-break/>Lista de Comandos para GNU/Linux</text:h>
      <text:h text:style-name="P2" text:outline-level="3"><text:span text:style-name="Strong_20_Emphasis">Atalhos Globais</text:span></text:h>
      <text:list text:style-name="L1">
        <text:list-item>
          <text:p text:style-name="P5"><text:span text:style-name="Strong_20_Emphasis">Ctrl+C </text:span><text:span text:style-name="Strong_20_Emphasis"><text:span text:style-name="Emphasis">(</text:span></text:span><text:span text:style-name="Emphasis">cancela o comando atual em funcionamento)</text:span> </text:p>
        </text:list-item>
        <text:list-item>
          <text:p text:style-name="P5"><text:span text:style-name="Strong_20_Emphasis">Ctrl+Z</text:span> <text:span text:style-name="Emphasis">(para o comando atual, retorna com fg em primeiro plano</text:span> <text:span text:style-name="Emphasis">Linux ou bg em segundo plano)</text:span> </text:p>
        </text:list-item>
        <text:list-item>
          <text:p text:style-name="P5"><text:span text:style-name="Strong_20_Emphasis">Ctrl+D</text:span> <text:span text:style-name="Emphasis">(faz logout da sessão atual; similar ao comando exit)</text:span> </text:p>
        </text:list-item>
        <text:list-item>
          <text:p text:style-name="P5"><text:span text:style-name="Strong_20_Emphasis">Ctrl+W</text:span> (apaga uma palavra na linha atual) </text:p>
        </text:list-item>
        <text:list-item>
          <text:p text:style-name="P5"><text:span text:style-name="Strong_20_Emphasis">Ctrl+U</text:span> <text:span text:style-name="Emphasis">(apaga a linha inteira)</text:span> </text:p>
        </text:list-item>
        <text:list-item>
          <text:p text:style-name="P5"><text:span text:style-name="Strong_20_Emphasis">Ctrl+R</text:span> <text:span text:style-name="Emphasis">(tecle para mostrar um comando recente)</text:span> </text:p>
        </text:list-item>
        <text:list-item>
          <text:p text:style-name="P6"><text:span text:style-name="Strong_20_Emphasis">!!</text:span> <text:span text:style-name="Emphasis">(repete o último comando)</text:span> </text:p>
        </text:list-item>
      </text:list>
      <text:p text:style-name="Horizontal_20_Line"/>
      <text:h text:style-name="P2" text:outline-level="3"><text:span text:style-name="Strong_20_Emphasis">Lista dos Comandos mais Comuns</text:span></text:h>
      <text:list text:style-name="L2">
        <text:list-item>
          <text:p text:style-name="P7"><text:span text:style-name="Strong_20_Emphasis">Exit</text:span> faz logout da sessão atual </text:p>
        </text:list-item>
        <text:list-item>
          <text:p text:style-name="P7"><text:span text:style-name="Strong_20_Emphasis">ls</text:span> lista diretórios </text:p>
        </text:list-item>
        <text:list-item>
          <text:p text:style-name="P7"><text:span text:style-name="Strong_20_Emphasis">ls -al</text:span> lista mostrando também arquivos ocultos </text:p>
        </text:list-item>
        <text:list-item>
          <text:p text:style-name="P7"><text:span text:style-name="Strong_20_Emphasis">cd</text:span> <text:span text:style-name="Emphasis"><text:span text:style-name="Strong_20_Emphasis">dir</text:span></text:span> muda do diretório atual para o especificado (substituir a variável <text:span text:style-name="Emphasis">dir</text:span> pelo nome da pasta) </text:p>
        </text:list-item>
        <text:list-item>
          <text:p text:style-name="P7"><text:span text:style-name="Strong_20_Emphasis">cd</text:span> muda para o diretório /home (arquivos pessoais) </text:p>
        </text:list-item>
        <text:list-item>
          <text:p text:style-name="P7"><text:span text:style-name="Strong_20_Emphasis">pwd</text:span> mostra o caminho do diretório atual </text:p>
        </text:list-item>
        <text:list-item>
          <text:p text:style-name="P7"><text:span text:style-name="Strong_20_Emphasis">mkdir</text:span> <text:span text:style-name="Emphasis"><text:span text:style-name="Strong_20_Emphasis">dir</text:span></text:span>* criar um diretório especificado (substituir a variável <text:span text:style-name="Emphasis">dir</text:span> pelo nome da pasta) </text:p>
        </text:list-item>
        <text:list-item>
          <text:p text:style-name="P7"><text:span text:style-name="Strong_20_Emphasis">rm</text:span> <text:span text:style-name="Emphasis"><text:span text:style-name="Strong_20_Emphasis">arq</text:span></text:span> apaga o arquivo especificado (substituir a variável <text:span text:style-name="Emphasis">arq</text:span> pelo nome do arquivo que se quer excluir) </text:p>
        </text:list-item>
        <text:list-item>
          <text:p text:style-name="P7"><text:span text:style-name="Strong_20_Emphasis">rm -r</text:span> <text:span text:style-name="Emphasis"><text:span text:style-name="Strong_20_Emphasis">dir</text:span></text:span> apaga o diretório especificado (substituir a variável <text:span text:style-name="Emphasis">dir</text:span> pelo nome da pasta) </text:p>
        </text:list-item>
        <text:list-item>
          <text:p text:style-name="P7"><text:span text:style-name="Strong_20_Emphasis">rm -f</text:span> <text:span text:style-name="Emphasis"><text:span text:style-name="Strong_20_Emphasis">arq</text:span></text:span> apaga o arquivo especificado forçadamente (-f de force) (substituir a variável <text:span text:style-name="Emphasis">arq</text:span> pelo nome do arquivo que se quer excluir) </text:p>
        </text:list-item>
        <text:list-item>
          <text:p text:style-name="P7"><text:span text:style-name="Strong_20_Emphasis">rm -rf</text:span> <text:span text:style-name="Emphasis"><text:span text:style-name="Strong_20_Emphasis">dir</text:span></text:span> apaga o diretório especificado forçadamente (substituir a variável <text:span text:style-name="Emphasis">dir</text:span> pelo nome da pasta). Utilize esse comando com extrema atenção! </text:p>
        </text:list-item>
        <text:list-item>
          <text:p text:style-name="P7"><text:span text:style-name="Strong_20_Emphasis">cp -r</text:span> <text:span text:style-name="Emphasis"><text:span text:style-name="Strong_20_Emphasis">arq1 arq2</text:span></text:span> copia o “arquivo1” para o “arquivo2” (substituir a variável <text:span text:style-name="Emphasis">arq*</text:span> pelo nome do arquivo) </text:p>
        </text:list-item>
        <text:list-item>
          <text:p text:style-name="P7"><text:span text:style-name="Strong_20_Emphasis">cp -r</text:span> <text:span text:style-name="Emphasis"><text:span text:style-name="Strong_20_Emphasis">dir1 dir2</text:span></text:span> copia o diretório1 para o diretório2; cria o diretório2 caso não exista (substituir a variável <text:span text:style-name="Emphasis">dir</text:span> pelo nome do diretório) </text:p>
        </text:list-item>
        <text:list-item>
          <text:p text:style-name="P7"><text:span text:style-name="Strong_20_Emphasis">mv</text:span> <text:span text:style-name="Emphasis"><text:span text:style-name="Strong_20_Emphasis">arq1 arq2</text:span></text:span> dupla função: pode ser usado para renomear ou mover arquivo1 para arquivo2. Se arquivo2 for um diretório existente, move arquivo1 para dentro do diretório “arquivo2” (substituir a variável<text:span text:style-name="Emphasis">arq</text:span> pelo nome do arquivo) </text:p>
        </text:list-item>
        <text:list-item>
          <text:p text:style-name="P7"><text:span text:style-name="Strong_20_Emphasis">ln -s</text:span> <text:span text:style-name="Emphasis"><text:span text:style-name="Strong_20_Emphasis">arq link</text:span></text:span> cria um link simbólico <text:span text:style-name="Emphasis">link</text:span> (atalho) para arquivo (substituir a variável <text:span text:style-name="Emphasis">arq</text:span> pelo nome do arquivo e <text:span text:style-name="Emphasis">link</text:span> pelo nome que terá o atalho) </text:p>
        </text:list-item>
        <text:list-item>
          <text:p text:style-name="P7"><text:span text:style-name="Strong_20_Emphasis">touch</text:span> <text:span text:style-name="Emphasis"><text:span text:style-name="Strong_20_Emphasis">arq</text:span></text:span> cria ou atualiza o arquivo (substituir a variável <text:span text:style-name="Emphasis">arq</text:span> pelo nome do arquivo) </text:p>
        </text:list-item>
        <text:list-item>
          <text:p text:style-name="P7"><text:span text:style-name="Strong_20_Emphasis">cat &gt;</text:span> <text:span text:style-name="Emphasis"><text:span text:style-name="Strong_20_Emphasis">arq</text:span></text:span> direciona a entrada padrão para um arquivo (substituir a variável <text:span text:style-name="Emphasis">arq</text:span> pelo nome do arquivo) </text:p>
        </text:list-item>
        <text:list-item>
          <text:p text:style-name="P7"><text:span text:style-name="Strong_20_Emphasis">more</text:span> <text:span text:style-name="Emphasis"><text:span text:style-name="Strong_20_Emphasis">arq</text:span></text:span> mostra o conteúdo de um arquivo (substituir a variável <text:span text:style-name="Emphasis">arq</text:span> pelo nome do arquivo) </text:p>
        </text:list-item>
        <text:list-item>
          <text:p text:style-name="P7"><text:soft-page-break/><text:span text:style-name="Strong_20_Emphasis">head</text:span> <text:span text:style-name="Emphasis"><text:span text:style-name="Strong_20_Emphasis">arq</text:span></text:span> mostra as primeiras 10 linhas de um arquivo (substituir a variável <text:span text:style-name="Emphasis">arq</text:span> pelo nome do arquivo) </text:p>
        </text:list-item>
        <text:list-item>
          <text:p text:style-name="P7"><text:span text:style-name="Strong_20_Emphasis">tail</text:span> <text:span text:style-name="Emphasis"><text:span text:style-name="Strong_20_Emphasis">arq</text:span></text:span> mostra as últimas 10 linhas de um arquivo (substituir a variável <text:span text:style-name="Emphasis">arq</text:span> pelo nome do arquivo) </text:p>
        </text:list-item>
        <text:list-item>
          <text:p text:style-name="P7"><text:span text:style-name="Strong_20_Emphasis">tail -f</text:span> <text:span text:style-name="Emphasis"><text:span text:style-name="Strong_20_Emphasis">arq</text:span></text:span> mostra o conteúdo de um arquivo enquanto ele é atualizado (aumenta de tamanho), iniciando com as últimas 10 linhas (substituir a variável <text:span text:style-name="Emphasis">arq</text:span> pelo nome do arquivo) </text:p>
        </text:list-item>
        <text:list-item>
          <text:p text:style-name="P7"><text:span text:style-name="Strong_20_Emphasis">ps</text:span> mostra os processos de usuário ativos em tempo real￼ </text:p>
        </text:list-item>
        <text:list-item>
          <text:p text:style-name="P7"><text:span text:style-name="Strong_20_Emphasis">top</text:span> mostra todos os processos rodando em tempo real </text:p>
        </text:list-item>
        <text:list-item>
          <text:p text:style-name="P7"><text:span text:style-name="Strong_20_Emphasis">kill</text:span> <text:span text:style-name="Emphasis"><text:span text:style-name="Strong_20_Emphasis">pid</text:span></text:span> mata um processo específico pelo número ID (substituir <text:span text:style-name="Emphasis">pid</text:span> pelo número do processo) </text:p>
        </text:list-item>
        <text:list-item>
          <text:p text:style-name="P7"><text:span text:style-name="Strong_20_Emphasis">killall</text:span> <text:span text:style-name="Emphasis"><text:span text:style-name="Strong_20_Emphasis">proc</text:span></text:span> mata todos os processos com o nome especificado (<text:span text:style-name="Emphasis">proc</text:span>, de processos (substituir <text:span text:style-name="Emphasis">proc</text:span> pelo nome do processo) </text:p>
        </text:list-item>
        <text:list-item>
          <text:p text:style-name="P7"><text:span text:style-name="Strong_20_Emphasis">bg</text:span> lista trabalhos parados ou em segundo plano ou pode continua-los também </text:p>
        </text:list-item>
        <text:list-item>
          <text:p text:style-name="P7"><text:span text:style-name="Strong_20_Emphasis">fg</text:span> traz o trabalho mais recente para o primeiro plano </text:p>
        </text:list-item>
        <text:list-item>
          <text:p text:style-name="P7"><text:span text:style-name="Strong_20_Emphasis">fg</text:span> <text:span text:style-name="Emphasis"><text:span text:style-name="Strong_20_Emphasis">trab</text:span></text:span> traz o trabalho “<text:span text:style-name="Emphasis">trab</text:span>” para o primeiro plano (substituir <text:span text:style-name="Emphasis">trab</text:span> pelo nome do processo) </text:p>
        </text:list-item>
        <text:list-item>
          <text:p text:style-name="P7"><text:span text:style-name="Strong_20_Emphasis">chmod</text:span> <text:span text:style-name="Emphasis"><text:span text:style-name="Strong_20_Emphasis">octal arq</text:span></text:span> muda as permissões do arquivo “<text:span text:style-name="Emphasis">arq</text:span>” para <text:span text:style-name="Emphasis">octal</text:span>, que pode ser especificada separadamente para “usuário”, “grupo” e “outros”. Os valores em octal são representados abaixo: </text:p>
          <text:list>
            <text:list-item>
              <text:p text:style-name="P7">4 – leitura (r, de read) </text:p>
            </text:list-item>
            <text:list-item>
              <text:p text:style-name="P7">2 – gravação (w, de write) </text:p>
            </text:list-item>
            <text:list-item>
              <text:p text:style-name="P7">1 – execução (x, de execute) </text:p>
              <text:list>
                <text:list-item>
                  <text:p text:style-name="P8">Explanação: Para definir permissões, somam-se os valores acima. Por exemplo, para atribuir ao dono do arquivo (“usuário) acesso total de leitura (r), gravação (w) e execução (x), basta somar o valor octal 4 + 2 + 1 = 7. Supondo que você queira limitar o acesso para membros do “grupo”, permitindo apenas a leitura e gravação, basta somar 4 + 2 = 6. Reunindo os dois exemplos citados, ficaria: chmod 760 (r para usuário, w para grupo e 0 para outros ou “rw-“) </text:p>
                </text:list-item>
              </text:list>
            </text:list-item>
          </text:list>
        </text:list-item>
      </text:list>
      <text:p text:style-name="Horizontal_20_Line"/>
      <text:h text:style-name="P2" text:outline-level="3"><text:span text:style-name="Strong_20_Emphasis">Outros exemplos</text:span></text:h>
      <text:list text:style-name="L3">
        <text:list-item>
          <text:p text:style-name="P9"><text:span text:style-name="Strong_20_Emphasis">chmod</text:span> <text:span text:style-name="Emphasis"><text:span text:style-name="Strong_20_Emphasis">777:</text:span></text:span> leitura (r), gravação (w) e execução (x) para todos (“usuário”, “grupo” e “outros”) </text:p>
        </text:list-item>
        <text:list-item>
          <text:p text:style-name="P10"><text:span text:style-name="Strong_20_Emphasis">chmod</text:span> <text:span text:style-name="Emphasis"><text:span text:style-name="Strong_20_Emphasis">755:</text:span></text:span> “rwx” para o “dono” (usuário), “rw” para o “grupo” e “outros” </text:p>
        </text:list-item>
      </text:list>
      <text:p text:style-name="Quotations"><text:span text:style-name="Emphasis">Para mais informações, digite no terminal:</text:span> <text:span text:style-name="Strong_20_Emphasis"><text:span text:style-name="Emphasis">man chmod</text:span></text:span></text:p>
      <text:list text:style-name="L4">
        <text:list-item>
          <text:p text:style-name="P11"><text:span text:style-name="Strong_20_Emphasis">ssh</text:span> <text:span text:style-name="Emphasis"><text:span text:style-name="Strong_20_Emphasis">usuário@host:</text:span></text:span> conecta ao <text:span text:style-name="Emphasis">host</text:span> como <text:span text:style-name="Emphasis">usuário</text:span> (exemplo: ssh computeiro@meuservidor) </text:p>
        </text:list-item>
        <text:list-item>
          <text:p text:style-name="P11"><text:span text:style-name="Strong_20_Emphasis">ssh -p porta</text:span> <text:span text:style-name="Emphasis"><text:span text:style-name="Strong_20_Emphasis">usuário@host</text:span></text:span> conecta ao host na porta especificada (substituir “<text:span text:style-name="Emphasis">porta</text:span>” pelo número da porta configurada) </text:p>
        </text:list-item>
        <text:list-item>
          <text:p text:style-name="P11"><text:span text:style-name="Strong_20_Emphasis">ssh-copy-id</text:span> <text:span text:style-name="Emphasis"><text:span text:style-name="Strong_20_Emphasis">usuário@host</text:span></text:span> adiciona a sua chave para o <text:span text:style-name="Emphasis">host</text:span> e <text:span text:style-name="Emphasis">usuário</text:span> daquele host; serve para ativar logins sem senha com uso de chaves </text:p>
        </text:list-item>
        <text:list-item>
          <text:p text:style-name="P11"><text:span text:style-name="Strong_20_Emphasis">grep</text:span> <text:span text:style-name="Emphasis"><text:span text:style-name="Strong_20_Emphasis">sequência arquivos</text:span></text:span> pesquisa pela <text:span text:style-name="Emphasis">sequência</text:span> nos arquivos (substituir a sequência e arquivos pelos valores correspondentes à pesquisa) </text:p>
        </text:list-item>
        <text:list-item>
          <text:p text:style-name="P11"><text:span text:style-name="Strong_20_Emphasis">grep –r</text:span> <text:span text:style-name="Emphasis"><text:span text:style-name="Strong_20_Emphasis">sequência dir</text:span></text:span> pesquisa recursivamente pela <text:span text:style-name="Emphasis">sequência</text:span> no diretório <text:span text:style-name="Emphasis">dir</text:span> </text:p>
        </text:list-item>
        <text:list-item>
          <text:p text:style-name="P11"><text:soft-page-break/><text:span text:style-name="Emphasis"><text:span text:style-name="Strong_20_Emphasis">comando</text:span></text:span> <text:span text:style-name="Strong_20_Emphasis">| grep</text:span> <text:span text:style-name="Emphasis"><text:span text:style-name="Strong_20_Emphasis">sequência</text:span></text:span> pesquisa pela <text:span text:style-name="Emphasis">sequência</text:span> na saída do <text:span text:style-name="Emphasis">comando</text:span> (substituir <text:span text:style-name="Emphasis">comando </text:span>e <text:span text:style-name="Emphasis">sequência</text:span> de acordo com os valores a serem buscados) </text:p>
        </text:list-item>
        <text:list-item>
          <text:p text:style-name="P11"><text:span text:style-name="Strong_20_Emphasis">locate</text:span> <text:span text:style-name="Emphasis"><text:span text:style-name="Strong_20_Emphasis">arq</text:span></text:span> encontra todas as instâncias de um arquivo (substituir a variável <text:span text:style-name="Emphasis">arq </text:span>pelo nome do arquivo) </text:p>
        </text:list-item>
        <text:list-item>
          <text:p text:style-name="P11"><text:span text:style-name="Strong_20_Emphasis">date</text:span> mostra a data e hora atual </text:p>
        </text:list-item>
        <text:list-item>
          <text:p text:style-name="P11"><text:span text:style-name="Strong_20_Emphasis">cal</text:span> mostra um calendário do mês atual </text:p>
        </text:list-item>
        <text:list-item>
          <text:p text:style-name="P11"><text:span text:style-name="Strong_20_Emphasis">uptime</text:span> mostra o tempo de atividade do sistema </text:p>
        </text:list-item>
        <text:list-item>
          <text:p text:style-name="P11"><text:span text:style-name="Strong_20_Emphasis">w</text:span> mostra quem está online </text:p>
        </text:list-item>
        <text:list-item>
          <text:p text:style-name="P11"><text:span text:style-name="Strong_20_Emphasis">whoami</text:span> mostra como quem você está logado </text:p>
        </text:list-item>
        <text:list-item>
          <text:p text:style-name="P11"><text:span text:style-name="Strong_20_Emphasis">finger</text:span> usuário mostra informações do usuário </text:p>
        </text:list-item>
        <text:list-item>
          <text:p text:style-name="P11"><text:span text:style-name="Strong_20_Emphasis">uname -a</text:span> mostra informações do kernels </text:p>
        </text:list-item>
        <text:list-item>
          <text:p text:style-name="P11"><text:span text:style-name="Strong_20_Emphasis">cat /porc/cpuinfo</text:span> mostra informações da CPU </text:p>
        </text:list-item>
        <text:list-item>
          <text:p text:style-name="P11"><text:span text:style-name="Strong_20_Emphasis">cat /proc/meminfo</text:span> mostra informações da memória </text:p>
        </text:list-item>
        <text:list-item>
          <text:p text:style-name="P11"><text:span text:style-name="Strong_20_Emphasis">man</text:span> <text:span text:style-name="Emphasis"><text:span text:style-name="Strong_20_Emphasis">comando</text:span></text:span> abre o manual do comando especificado (substituir a variável <text:span text:style-name="Emphasis">comando</text:span> pelo nome do comando que se quer conhecer) </text:p>
        </text:list-item>
        <text:list-item>
          <text:p text:style-name="P11"><text:span text:style-name="Strong_20_Emphasis">df</text:span> mostra o uso do disco </text:p>
        </text:list-item>
        <text:list-item>
          <text:p text:style-name="P11"><text:span text:style-name="Strong_20_Emphasis">du</text:span> mostra o uso do espaço em um diretório </text:p>
        </text:list-item>
        <text:list-item>
          <text:p text:style-name="P11"><text:span text:style-name="Strong_20_Emphasis">free</text:span> mostra o uso da memória e swap </text:p>
        </text:list-item>
        <text:list-item>
          <text:p text:style-name="P11"><text:span text:style-name="Strong_20_Emphasis">whereis</text:span> <text:span text:style-name="Emphasis"><text:span text:style-name="Strong_20_Emphasis">aplicação</text:span></text:span> mostra possíveis localizações do aplicativo (substituir <text:span text:style-name="Emphasis">aplicação</text:span> pelo nome do programa) </text:p>
        </text:list-item>
        <text:list-item>
          <text:p text:style-name="P11"><text:span text:style-name="Strong_20_Emphasis">which</text:span> <text:span text:style-name="Emphasis"><text:span text:style-name="Strong_20_Emphasis">aplicação</text:span></text:span> mostra que <text:span text:style-name="Emphasis">aplicação</text:span> irá rodar por omissão (substituir <text:span text:style-name="Emphasis">aplicação</text:span> pelo nome do programa) </text:p>
        </text:list-item>
        <text:list-item>
          <text:p text:style-name="P11"><text:span text:style-name="Strong_20_Emphasis">tar cf </text:span><text:span text:style-name="Emphasis"><text:span text:style-name="Strong_20_Emphasis">tar arqs</text:span></text:span> cria um pacote TAR (nomeado pacote.tar) com os arquivos especificados (substituir a variável <text:span text:style-name="Emphasis">arqs</text:span> pelo nome do arquivos) </text:p>
        </text:list-item>
        <text:list-item>
          <text:p text:style-name="P11"><text:span text:style-name="Strong_20_Emphasis">tar xf</text:span> <text:span text:style-name="Emphasis"><text:span text:style-name="Strong_20_Emphasis">tar</text:span></text:span> extrai os arquivos de “<text:span text:style-name="Emphasis">pacote.tar</text:span>” (substituir a variável <text:span text:style-name="Emphasis">pacote.tar</text:span> pelo nome do arquivo) </text:p>
        </text:list-item>
        <text:list-item>
          <text:p text:style-name="P11"><text:span text:style-name="Strong_20_Emphasis">tar czf</text:span> <text:span text:style-name="Emphasis"><text:span text:style-name="Strong_20_Emphasis">tar.gz arqs</text:span></text:span> cria um pacote TAR (nomeado <text:span text:style-name="Emphasis">pacote.tar.gz</text:span>) com compressão GZip </text:p>
        </text:list-item>
        <text:list-item>
          <text:p text:style-name="P11"><text:span text:style-name="Strong_20_Emphasis">tar xzf</text:span> <text:span text:style-name="Emphasis"><text:span text:style-name="Strong_20_Emphasis">tar.gz</text:span></text:span> extrai um pacote TAR (nomeado <text:span text:style-name="Emphasis">pacote.tar.gz</text:span>) com compressão GZip </text:p>
        </text:list-item>
        <text:list-item>
          <text:p text:style-name="P11"><text:span text:style-name="Strong_20_Emphasis">tar cjf</text:span> <text:span text:style-name="Emphasis"><text:span text:style-name="Strong_20_Emphasis">tar.bz2</text:span></text:span> cria um pacote TAR (nomeado <text:span text:style-name="Emphasis">pacote.tar.bz2</text:span>) com compressão BZip2 </text:p>
        </text:list-item>
        <text:list-item>
          <text:p text:style-name="P11"><text:span text:style-name="Strong_20_Emphasis">tar xjf</text:span> <text:span text:style-name="Emphasis"><text:span text:style-name="Strong_20_Emphasis">tar.bz2</text:span></text:span> extrai um pacote TAR (nomeado <text:span text:style-name="Emphasis">pacote.tar.gz</text:span>) com compressão BZip2 </text:p>
        </text:list-item>
        <text:list-item>
          <text:p text:style-name="P11"><text:span text:style-name="Strong_20_Emphasis">gzip</text:span> <text:span text:style-name="Emphasis"><text:span text:style-name="Strong_20_Emphasis">arq</text:span></text:span> compacta um arquivo e o renomeia para arq.gz (substituir a variável <text:span text:style-name="Emphasis">arq</text:span> pelo nome do arquivo) </text:p>
        </text:list-item>
        <text:list-item>
          <text:p text:style-name="P11"><text:span text:style-name="Strong_20_Emphasis">gzip -d</text:span> <text:span text:style-name="Emphasis"><text:span text:style-name="Strong_20_Emphasis">gz</text:span></text:span> descompacta arq.gz para um arquivo (substituir a variável <text:span text:style-name="Emphasis">arq.gz</text:span> pelo nome do arquivo) </text:p>
        </text:list-item>
        <text:list-item>
          <text:p text:style-name="P11"><text:span text:style-name="Strong_20_Emphasis">ping</text:span> <text:span text:style-name="Emphasis"><text:span text:style-name="Strong_20_Emphasis">host</text:span></text:span> envia um pacote ICMP (ping) para o <text:span text:style-name="Emphasis">host</text:span> e mostra o resultado (substituir a variável<text:span text:style-name="Emphasis">host</text:span> pelo domínio de um site ou o número IP) </text:p>
        </text:list-item>
        <text:list-item>
          <text:p text:style-name="P11"><text:span text:style-name="Strong_20_Emphasis">whois</text:span> <text:span text:style-name="Emphasis"><text:span text:style-name="Strong_20_Emphasis">domínio</text:span></text:span> retorna informações sobre o domínio (substituir a variável <text:span text:style-name="Emphasis">domínio</text:span> pelo endereço de um site ou o número IP) </text:p>
        </text:list-item>
        <text:list-item>
          <text:p text:style-name="P11"><text:span text:style-name="Strong_20_Emphasis">dig</text:span> <text:span text:style-name="Emphasis"><text:span text:style-name="Strong_20_Emphasis">domínio</text:span></text:span> retorna informações de DNS para o domínio (substituir a variável <text:span text:style-name="Emphasis">host</text:span> pelo domínio de um site ou o número IP) </text:p>
        </text:list-item>
        <text:list-item>
          <text:p text:style-name="P11"><text:span text:style-name="Strong_20_Emphasis">dig -x</text:span> <text:span text:style-name="Emphasis"><text:span text:style-name="Strong_20_Emphasis">host</text:span></text:span> mostra o retorno reverso para um host (substituir a variável <text:span text:style-name="Emphasis">host</text:span> pelo domínio de um site ou o número IP) </text:p>
        </text:list-item>
        <text:list-item>
          <text:p text:style-name="P11"><text:span text:style-name="Strong_20_Emphasis">wget</text:span> <text:span text:style-name="Emphasis"><text:span text:style-name="Strong_20_Emphasis">arq</text:span></text:span> faz o download de arquivo (arq) (substituir a variável <text:span text:style-name="Emphasis">arq</text:span> pelo endereço online do arquivo) </text:p>
        </text:list-item>
        <text:list-item>
          <text:p text:style-name="P12"><text:span text:style-name="Strong_20_Emphasis">wget -c</text:span> <text:span text:style-name="Emphasis"><text:span text:style-name="Strong_20_Emphasis">arq</text:span></text:span> continua o download interrompido de um arquivo (arq) (substituir a variável <text:span text:style-name="Emphasis">arq</text:span> pelo endereço online do arquivo) </text:p>
        </text:list-item>
      </text:list>
      <text:p text:style-name="P4"><text:soft-page-break/><text:span text:style-name="Strong_20_Emphasis"><text:span text:style-name="Emphasis">Instalação a partir do código fonte (source code); os comandos devem ser digitados na sequência em um terminal, um de cada vez:</text:span></text:span></text:p>
      <text:list text:style-name="L5">
        <text:list-item>
          <text:p text:style-name="P13"><text:span text:style-name="Strong_20_Emphasis">./configure</text:span> </text:p>
        </text:list-item>
        <text:list-item>
          <text:p text:style-name="P13"><text:span text:style-name="Strong_20_Emphasis">make</text:span> </text:p>
        </text:list-item>
        <text:list-item>
          <text:p text:style-name="P14"><text:span text:style-name="Strong_20_Emphasis">make install</text:span> </text:p>
        </text:list-item>
      </text:list>
      <text:p text:style-name="Horizontal_20_Line"/>
      <text:h text:style-name="P2" text:outline-level="3"><text:span text:style-name="Strong_20_Emphasis">Comandos de instaladores</text:span></text:h>
      <text:list text:style-name="L6">
        <text:list-item>
          <text:p text:style-name="P15"><text:span text:style-name="Strong_20_Emphasis">dpkg -i</text:span> <text:span text:style-name="Emphasis"><text:span text:style-name="Strong_20_Emphasis">deb</text:span></text:span> instala um pacote DEB (distros Debian) (substituir a variável <text:span text:style-name="Emphasis">pacote.deb</text:span> pelo nome do pacote de programa) </text:p>
        </text:list-item>
        <text:list-item>
          <text:p text:style-name="P16"><text:span text:style-name="Strong_20_Emphasis">rpm -Uvh</text:span> <text:span text:style-name="Emphasis"><text:span text:style-name="Strong_20_Emphasis">rpm</text:span></text:span> instala um pacote RPM (Distros que utilizam RPM) (substituir a variável<text:span text:style-name="Emphasis">pacote.rpm</text:span>pelo nome do pacote de programa) </text:p>
        </text:list-item>
      </text:list>
      <text:p text:style-name="Horizontal_20_Line"/>
      <text:h text:style-name="P1" text:outline-level="2"><text:span text:style-name="Strong_20_Emphasis">Guia de Referência Completo:<text:line-break/>Comandos Avançados do Terminal GNU/Linux</text:span></text:h>
      <text:h text:style-name="P2" text:outline-level="3"><text:span text:style-name="Strong_20_Emphasis">Informações do sistema Linux</text:span></text:h>
      <text:list text:style-name="L7">
        <text:list-item>
          <text:p text:style-name="P17"><text:span text:style-name="Strong_20_Emphasis">arch:</text:span> Mostre a arquitetura da máquina (1). </text:p>
        </text:list-item>
        <text:list-item>
          <text:p text:style-name="P17"><text:span text:style-name="Strong_20_Emphasis">uname -m:</text:span> Mostre a arquitetura da máquina (2). </text:p>
        </text:list-item>
        <text:list-item>
          <text:p text:style-name="P17"><text:span text:style-name="Strong_20_Emphasis">uname -r:</text:span> Mostre versão do kernel usada. </text:p>
        </text:list-item>
        <text:list-item>
          <text:p text:style-name="P17"><text:span text:style-name="Strong_20_Emphasis">dmidecode -q:</text:span> Mostre os componentes do sistema (hardware). </text:p>
        </text:list-item>
        <text:list-item>
          <text:p text:style-name="P17"><text:span text:style-name="Strong_20_Emphasis">hdparm -i /dev/hda:</text:span> Mostre as características de um disco rígido. </text:p>
        </text:list-item>
        <text:list-item>
          <text:p text:style-name="P17"><text:span text:style-name="Strong_20_Emphasis">hdparm -tT /dev/sda:</text:span> Execute teste de leitura em um disco rígido. </text:p>
        </text:list-item>
        <text:list-item>
          <text:p text:style-name="P17"><text:span text:style-name="Strong_20_Emphasis">cat /proc/cpuinfo:</text:span> Exiba informações da CPU. </text:p>
        </text:list-item>
        <text:list-item>
          <text:p text:style-name="P17"><text:span text:style-name="Strong_20_Emphasis">cat /proc/interrupts:</text:span> Mostre interrupções. </text:p>
        </text:list-item>
        <text:list-item>
          <text:p text:style-name="P17"><text:span text:style-name="Strong_20_Emphasis">cat /proc/meminfo:</text:span> verificar a utilização de memória. </text:p>
        </text:list-item>
        <text:list-item>
          <text:p text:style-name="P17"><text:span text:style-name="Strong_20_Emphasis">cat /proc/swaps:df -h:</text:span> Mostre o tamanho dos arquivos e diretórios ordenados por tamanho. </text:p>
        </text:list-item>
        <text:list-item>
          <text:p text:style-name="P17"><text:span text:style-name="Strong_20_Emphasis">ls -lSr |more:</text:span> Estimar o espaço usado pelo diretório ‘dir1’. </text:p>
        </text:list-item>
        <text:list-item>
          <text:p text:style-name="P17"><text:span text:style-name="Strong_20_Emphasis">du -sh dir1:</text:span> Mostre o tamanho dos arquivos e diretórios ordenados por tamanho. </text:p>
        </text:list-item>
        <text:list-item>
          <text:p text:style-name="P17"><text:span text:style-name="Strong_20_Emphasis">du -sk * | sort -rn:</text:span> mostra o espaço usado por pacotes rpm instalados organizado pelo tamanho (Fedora, Red Hat e outros). </text:p>
        </text:list-item>
        <text:list-item>
          <text:p text:style-name="P17"><text:span text:style-name="Strong_20_Emphasis">rpm -q -a –qf ‘%10{SIZE}t%{NAME}n’ | sort -k1,1n:</text:span> mostra o espaço usado por pacotes instalados, organizado pelo tamanho (Debian, Ubuntu e outros). </text:p>
        </text:list-item>
        <text:list-item>
          <text:p text:style-name="P17"><text:span text:style-name="Strong_20_Emphasis">dpkg-query -W -f=’${Installed-Size;10}t${Package}n’ | sort -k1,1n:</text:span> g&gt; Mostre arquivos de swap. </text:p>
        </text:list-item>
        <text:list-item>
          <text:p text:style-name="P17"><text:span text:style-name="Strong_20_Emphasis">cat /proc/version:</text:span> Exiba a versão do kernel. </text:p>
        </text:list-item>
        <text:list-item>
          <text:p text:style-name="P17"><text:span text:style-name="Strong_20_Emphasis">cat /proc/net/dev:</text:span> Mostre estatísticas e adaptadores de rede. </text:p>
        </text:list-item>
        <text:list-item>
          <text:p text:style-name="P17"><text:span text:style-name="Strong_20_Emphasis">cat /proc/mounts:</text:span> Mostre o sistema de arquivos montado. </text:p>
        </text:list-item>
        <text:list-item>
          <text:p text:style-name="P17"><text:span text:style-name="Strong_20_Emphasis">lspci -tv:</text:span> exiba os dispositivos PCI. </text:p>
        </text:list-item>
        <text:list-item>
          <text:p text:style-name="P17"><text:span text:style-name="Strong_20_Emphasis">lsusb -tv:</text:span> Mostre os dispositivos USB. </text:p>
        </text:list-item>
        <text:list-item>
          <text:p text:style-name="P17"><text:span text:style-name="Strong_20_Emphasis">date:</text:span> Mostre a data do sistema. </text:p>
        </text:list-item>
        <text:list-item>
          <text:p text:style-name="P17"><text:span text:style-name="Strong_20_Emphasis">cal 2011:</text:span> Visualizar o calendário em 2011. </text:p>
        </text:list-item>
        <text:list-item>
          <text:p text:style-name="P17"><text:soft-page-break/><text:span text:style-name="Strong_20_Emphasis">cal 07 2011:</text:span> Mostre o calendário para o mês de julho de 2011. </text:p>
        </text:list-item>
        <text:list-item>
          <text:p text:style-name="P17"><text:span text:style-name="Strong_20_Emphasis">date 041217002011.00:</text:span> Coloque (estado, ajustar) data e hora. </text:p>
        </text:list-item>
        <text:list-item>
          <text:p text:style-name="P18"><text:span text:style-name="Strong_20_Emphasis">clock -w:</text:span> Salve as alterações para a data na BIOS. </text:p>
        </text:list-item>
      </text:list>
      <text:p text:style-name="Horizontal_20_Line"/>
      <text:h text:style-name="P2" text:outline-level="3"><text:span text:style-name="Strong_20_Emphasis">Desligar (reinicialização do sistema ou logout)</text:span></text:h>
      <text:list text:style-name="L8">
        <text:list-item>
          <text:p text:style-name="P19"><text:span text:style-name="Strong_20_Emphasis">shutdown -h now:</text:span> Desligue o sistema (1). </text:p>
        </text:list-item>
        <text:list-item>
          <text:p text:style-name="P19"><text:span text:style-name="Strong_20_Emphasis">init 0:</text:span> Desligue o sistema (2). </text:p>
        </text:list-item>
        <text:list-item>
          <text:p text:style-name="P19"><text:span text:style-name="Strong_20_Emphasis">telinit 0:</text:span> Desligue o sistema (3). </text:p>
        </text:list-item>
        <text:list-item>
          <text:p text:style-name="P19"><text:span text:style-name="Strong_20_Emphasis">halt:</text:span> Desligue o sistema (4). </text:p>
        </text:list-item>
        <text:list-item>
          <text:p text:style-name="P19"><text:span text:style-name="Strong_20_Emphasis">shutdown -h hours:</text:span> minutos e </text:p>
        </text:list-item>
        <text:list-item>
          <text:p text:style-name="P19"><text:span text:style-name="Strong_20_Emphasis">shutdown -c:</text:span> Cancele um desligamento do sistema planejado. </text:p>
        </text:list-item>
        <text:list-item>
          <text:p text:style-name="P19"><text:span text:style-name="Strong_20_Emphasis">shutdown -r now:</text:span> Reinicie (1). </text:p>
        </text:list-item>
        <text:list-item>
          <text:p text:style-name="P19"><text:span text:style-name="Strong_20_Emphasis">reboot</text:span>: Reinicie (2). </text:p>
        </text:list-item>
        <text:list-item>
          <text:p text:style-name="P20"><text:span text:style-name="Strong_20_Emphasis">logout:</text:span> Feche a sessão. </text:p>
        </text:list-item>
      </text:list>
      <text:p text:style-name="Horizontal_20_Line"/>
      <text:h text:style-name="P2" text:outline-level="3"><text:span text:style-name="Strong_20_Emphasis">Arquivos e diretórios</text:span></text:h>
      <text:list text:style-name="L9">
        <text:list-item>
          <text:p text:style-name="P21"><text:span text:style-name="Strong_20_Emphasis">cd /home:</text:span> Digite o diretório “em casa”. </text:p>
        </text:list-item>
        <text:list-item>
          <text:p text:style-name="P21"><text:span text:style-name="Strong_20_Emphasis">cd ..:</text:span> Volte um nível. </text:p>
        </text:list-item>
        <text:list-item>
          <text:p text:style-name="P21"><text:span text:style-name="Strong_20_Emphasis">cd ../..:</text:span> volta 2 níveis. </text:p>
        </text:list-item>
        <text:list-item>
          <text:p text:style-name="P21"><text:span text:style-name="Strong_20_Emphasis">cd:</text:span> Vá para o diretório de raiz. </text:p>
        </text:list-item>
        <text:list-item>
          <text:p text:style-name="P21"><text:span text:style-name="Strong_20_Emphasis">cd ~user1:</text:span> Vá para o diretório de user1. </text:p>
        </text:list-item>
        <text:list-item>
          <text:p text:style-name="P21"><text:span text:style-name="Strong_20_Emphasis">cd -:</text:span> Volte para o diretório anterior. </text:p>
        </text:list-item>
        <text:list-item>
          <text:p text:style-name="P21"><text:span text:style-name="Strong_20_Emphasis">pwd:</text:span> Mostre o caminho do diretório de trabalho. </text:p>
        </text:list-item>
        <text:list-item>
          <text:p text:style-name="P21"><text:span text:style-name="Strong_20_Emphasis">ls:</text:span> consulte os arquivos em um diretório. </text:p>
        </text:list-item>
        <text:list-item>
          <text:p text:style-name="P21"><text:span text:style-name="Strong_20_Emphasis">ls -F:</text:span> consulte os arquivos em um diretório. </text:p>
        </text:list-item>
        <text:list-item>
          <text:p text:style-name="P21"><text:span text:style-name="Strong_20_Emphasis">ls -l:</text:span> mostre detalhes de arquivos e pastas em um diretório. </text:p>
        </text:list-item>
        <text:list-item>
          <text:p text:style-name="P21"><text:span text:style-name="Strong_20_Emphasis">ls -a:</text:span> Mostre arquivos ocultos. </text:p>
        </text:list-item>
        <text:list-item>
          <text:p text:style-name="P21"><text:span text:style-name="Strong_20_Emphasis">ls *[0-9]*:</text:span> Mostre arquivos e pastas que contêm números. </text:p>
        </text:list-item>
        <text:list-item>
          <text:p text:style-name="P21"><text:span text:style-name="Strong_20_Emphasis">tree:</text:span> Mostre arquivos e pastas em uma árvore a partir da raiz. (1) </text:p>
        </text:list-item>
        <text:list-item>
          <text:p text:style-name="P21"><text:span text:style-name="Strong_20_Emphasis">lstree:</text:span> Mostre arquivos e pastas em uma árvore a partir da raiz. (2) </text:p>
        </text:list-item>
        <text:list-item>
          <text:p text:style-name="P21"><text:span text:style-name="Strong_20_Emphasis">mkdir dir1:</text:span> Crie uma pasta ou diretório com nome ‘dir1’. </text:p>
        </text:list-item>
        <text:list-item>
          <text:p text:style-name="P21"><text:span text:style-name="Strong_20_Emphasis">mkdir dir1 dir2:</text:span> Crie duas pastas ou diretórios simultaneamente (criando dois diretórios ao mesmo tempo). </text:p>
        </text:list-item>
        <text:list-item>
          <text:p text:style-name="P21"><text:span text:style-name="Strong_20_Emphasis">mkdir -p /tmp/dir1/dir2:</text:span> Crie uma árvore de diretório. </text:p>
        </text:list-item>
        <text:list-item>
          <text:p text:style-name="P21"><text:span text:style-name="Strong_20_Emphasis">rm -f file1:</text:span> Exclua o arquivo chamado ‘arquivo1’. </text:p>
        </text:list-item>
        <text:list-item>
          <text:p text:style-name="P21"><text:span text:style-name="Strong_20_Emphasis">rmdir dir1:</text:span> Exclua a pasta chamada ‘dir1’. </text:p>
        </text:list-item>
        <text:list-item>
          <text:p text:style-name="P21"><text:span text:style-name="Strong_20_Emphasis">rm -rf dir1:</text:span> exclua uma pasta chamada ‘dir1’ com seu conteúdo recursivamente. <text:span text:style-name="Emphasis">(Se excluí-lo recursivo que estou a dizer que é com o seu conteúdo).</text:span> </text:p>
        </text:list-item>
        <text:list-item>
          <text:p text:style-name="P21"><text:span text:style-name="Strong_20_Emphasis">rm -rf dir1 dir2:</text:span> Exclua duas pastas (diretórios) com seu conteúdo recursivamente. </text:p>
        </text:list-item>
        <text:list-item>
          <text:p text:style-name="P21"><text:span text:style-name="Strong_20_Emphasis">mv dir1 new_dir:</text:span> Renomear ou mover um arquivo ou pasta (diretório). </text:p>
        </text:list-item>
        <text:list-item>
          <text:p text:style-name="P21"><text:span text:style-name="Strong_20_Emphasis">cp file1:</text:span> Copie um arquivo. </text:p>
        </text:list-item>
        <text:list-item>
          <text:p text:style-name="P21"><text:span text:style-name="Strong_20_Emphasis">cp file1 file2:</text:span> Copie os dois arquivos ao mesmo tempo. </text:p>
        </text:list-item>
        <text:list-item>
          <text:p text:style-name="P21"><text:soft-page-break/><text:span text:style-name="Strong_20_Emphasis">cp dir /* .:</text:span> Copie todos os arquivos de um diretório dentro do diretório de trabalho atual. </text:p>
        </text:list-item>
        <text:list-item>
          <text:p text:style-name="P21"><text:span text:style-name="Strong_20_Emphasis">cp -a /tmp/dir1 .:</text:span> Copie um diretório dentro do diretório de trabalho atual. </text:p>
        </text:list-item>
        <text:list-item>
          <text:p text:style-name="P21"><text:span text:style-name="Strong_20_Emphasis">cp -a dir1:</text:span> Copie um diretório. </text:p>
        </text:list-item>
        <text:list-item>
          <text:p text:style-name="P21"><text:span text:style-name="Strong_20_Emphasis">cp -a dir1 dir2:</text:span> diretório de cópia dois em uníssono. </text:p>
        </text:list-item>
        <text:list-item>
          <text:p text:style-name="P21"><text:span text:style-name="Strong_20_Emphasis">ln -s file1 lnk1:</text:span> Crie um link simbólico para o arquivo ou diretório. </text:p>
        </text:list-item>
        <text:list-item>
          <text:p text:style-name="P21"><text:span text:style-name="Strong_20_Emphasis">ln file1 lnk1:</text:span> Crie um vínculo físico para o arquivo ou diretório. </text:p>
        </text:list-item>
        <text:list-item>
          <text:p text:style-name="P21"><text:span text:style-name="Strong_20_Emphasis">touch -t 0712250000 file1:</text:span> modifica o tempo real (tempo de criação) de um arquivo ou diretório. </text:p>
        </text:list-item>
        <text:list-item>
          <text:p text:style-name="P21"><text:span text:style-name="Strong_20_Emphasis">file file1:</text:span> saída (despejo na tela) do tipo mime de um arquivo de texto. </text:p>
        </text:list-item>
        <text:list-item>
          <text:p text:style-name="P21"><text:span text:style-name="Strong_20_Emphasis">iconv -l:</text:span> listas de cifras conhecidas. </text:p>
        </text:list-item>
        <text:list-item>
          <text:p text:style-name="P21"><text:span text:style-name="Strong_20_Emphasis">iconv -f fromEncoding -t toEncoding inputFile &gt; outputFile:</text:span> Crie uma nova forma de arquivo de entrada assumindo que está codificado em fromEncoding e convertê-lo para ToEncoding. </text:p>
        </text:list-item>
        <text:list-item>
          <text:p text:style-name="P22"><text:span text:style-name="Strong_20_Emphasis">find . -maxdepth 1 -name *.jpg –print -exec convert ”{}” -resize 80×60 “thumbs/{}” \;: </text:span>agrupando arquivos dimensionados no diretório atual e enviá-los aos diretórios em visualização de miniaturas (requer o converso do ImagemagicK). </text:p>
        </text:list-item>
      </text:list>
      <text:p text:style-name="Horizontal_20_Line"/>
      <text:h text:style-name="P2" text:outline-level="3"><text:span text:style-name="Strong_20_Emphasis">Encontrar arquivos</text:span></text:h>
      <text:list text:style-name="L10">
        <text:list-item>
          <text:p text:style-name="P23"><text:span text:style-name="Strong_20_Emphasis">find / -name file1:</text:span> busca de arquivo e diretório da raiz do sistema. </text:p>
        </text:list-item>
        <text:list-item>
          <text:p text:style-name="P23"><text:span text:style-name="Strong_20_Emphasis">find / -user user1:</text:span> Encontre arquivos e diretórios pertencentes ao usuário ‘user1’. </text:p>
        </text:list-item>
        <text:list-item>
          <text:p text:style-name="P23"><text:span text:style-name="Strong_20_Emphasis">find /home/user1 -name \*.bin:</text:span> Procure arquivos com extensão ‘. bin’ no diretório ‘/ home/user1’. </text:p>
        </text:list-item>
        <text:list-item>
          <text:p text:style-name="P23"><text:span text:style-name="Strong_20_Emphasis">find /usr/bin -type f -atime +100:</text:span> Pesquisar arquivos binários não utilizados nos últimos 100 dias. </text:p>
        </text:list-item>
        <text:list-item>
          <text:p text:style-name="P23"><text:span text:style-name="Strong_20_Emphasis">find /usr/bin -type f -mtime -10:</text:span> Pesquisar arquivos criados ou alterados nos últimos 10 dias. </text:p>
        </text:list-item>
        <text:list-item>
          <text:p text:style-name="P23"><text:span text:style-name="Strong_20_Emphasis">find / -name \*.rpm -exec chmod 755 ‘{}’ \;:</text:span> Procure arquivos com extensão ‘. rpm’ e modificar permissões. </text:p>
        </text:list-item>
        <text:list-item>
          <text:p text:style-name="P23"><text:span text:style-name="Strong_20_Emphasis">find / -xdev -name \*.rpm:</text:span> Procure arquivos com extensão ‘. rpm’ ignorando a mídia removível, como CD-ROM, pen-drive, etc… </text:p>
        </text:list-item>
        <text:list-item>
          <text:p text:style-name="P23"><text:span text:style-name="Strong_20_Emphasis">locate \*.ps:</text:span> encontrar arquivos com a extensão ‘. ps primeiro executado com o comando “updatedb’. </text:p>
        </text:list-item>
        <text:list-item>
          <text:p text:style-name="P23"><text:span text:style-name="Strong_20_Emphasis">whereis halt:</text:span> Mostre a localização de um arquivo binário, a ajuda ou a fonte. Neste caso ele pergunta onde está o comando ‘parada’. </text:p>
        </text:list-item>
        <text:list-item>
          <text:p text:style-name="P24"><text:span text:style-name="Strong_20_Emphasis">which halt:</text:span> mostrar o caminho completo (o caminho completo) para um binário / executável. </text:p>
        </text:list-item>
      </text:list>
      <text:p text:style-name="Horizontal_20_Line"/>
      <text:h text:style-name="P2" text:outline-level="3"><text:span text:style-name="Strong_20_Emphasis">Trabalhando com sistema de arquivos</text:span></text:h>
      <text:list text:style-name="L11">
        <text:list-item>
          <text:p text:style-name="P25"><text:span text:style-name="Strong_20_Emphasis">mount /dev/hda2 /mnt/hda2:</text:span> Monte um disco chamado hda2. Primeiro, verifique a existência do diretório ‘/ mnt/hda2’; Se você não estiver, você deve criá-lo. </text:p>
        </text:list-item>
        <text:list-item>
          <text:p text:style-name="P25"><text:span text:style-name="Strong_20_Emphasis">umount /dev/hda2:</text:span> Remova um disco chamado hda2. Em primeiro lugar, do ponto de ‘ / mnt/hda2. </text:p>
        </text:list-item>
        <text:list-item>
          <text:p text:style-name="P25"><text:soft-page-break/><text:span text:style-name="Strong_20_Emphasis">fuser -km /mnt/hda2:</text:span> Force a remoção quando o dispositivo está ocupado. </text:p>
        </text:list-item>
        <text:list-item>
          <text:p text:style-name="P25"><text:span text:style-name="Strong_20_Emphasis">umount -n /mnt/hda2:</text:span> Execute a remoção sem ler o arquivo/etc/MTAB. Útil quando o arquivo é somente leitura ou o disco rígido está cheio. </text:p>
        </text:list-item>
        <text:list-item>
          <text:p text:style-name="P25"><text:span text:style-name="Strong_20_Emphasis">mount /dev/fd0 /mnt/floppy:</text:span> Monte um disco flexível (disquete). </text:p>
        </text:list-item>
        <text:list-item>
          <text:p text:style-name="P25"><text:span text:style-name="Strong_20_Emphasis">mount /dev/cdrom /mnt/cdrom:</text:span> montar um cdrom / dvdrom. </text:p>
        </text:list-item>
        <text:list-item>
          <text:p text:style-name="P25"><text:span text:style-name="Strong_20_Emphasis">mount /dev/hdc /mnt/cdrecorder:</text:span> Monte um cd gravável ou um dvdrom. </text:p>
        </text:list-item>
        <text:list-item>
          <text:p text:style-name="P25"><text:span text:style-name="Strong_20_Emphasis">mount /dev/hdb /mnt/cdrecorder:</text:span> montar um cd gravável / dvdrom (um dvd). </text:p>
        </text:list-item>
        <text:list-item>
          <text:p text:style-name="P25"><text:span text:style-name="Strong_20_Emphasis">mount -o loop file.iso /mnt/cdrom:</text:span> Monte um arquivo ou uma imagem iso. </text:p>
        </text:list-item>
        <text:list-item>
          <text:p text:style-name="P25"><text:span text:style-name="Strong_20_Emphasis">mount -t vfat /dev/hda5 /mnt/hda5:</text:span> Monte um sistema de aComandos rquivos FAT32. </text:p>
        </text:list-item>
        <text:list-item>
          <text:p text:style-name="P26"><text:span text:style-name="Strong_20_Emphasis">mount /dev/sda1 /mnt/usbdisk:</text:span> Monte uma memória ou um pen-drive usb (sem especificar o tipo de sistema de arquivos). </text:p>
        </text:list-item>
      </text:list>
      <text:p text:style-name="Horizontal_20_Line"/>
      <text:h text:style-name="P2" text:outline-level="3"><text:span text:style-name="Strong_20_Emphasis">Espaço em disco</text:span></text:h>
      <text:list text:style-name="L12">
        <text:list-item>
          <text:p text:style-name="P27"><text:span text:style-name="Strong_20_Emphasis">df -h:</text:span> Mostre o tamanho dos arquivos e diretórios ordenados por tamanho. </text:p>
        </text:list-item>
        <text:list-item>
          <text:p text:style-name="P27"><text:span text:style-name="Strong_20_Emphasis">ls -lSr |more:</text:span> Estimar o espaço usado pelo diretório ‘dir1’. </text:p>
        </text:list-item>
        <text:list-item>
          <text:p text:style-name="P27"><text:span text:style-name="Strong_20_Emphasis">du -sh dir1:</text:span> Mostre o tamanho dos arquivos e diretórios ordenados por tamanho. </text:p>
        </text:list-item>
        <text:list-item>
          <text:p text:style-name="P27"><text:span text:style-name="Strong_20_Emphasis">du -sk * | sort -rn:</text:span> mostra o espaço usado por pacotes rpm instalados organizado pelo tamanho (Fedora, Red Hat e outros). </text:p>
        </text:list-item>
        <text:list-item>
          <text:p text:style-name="P27"><text:span text:style-name="Strong_20_Emphasis">rpm -q -a –qf ‘%10{SIZE}t%{NAME}n’ | sort -k1,1n:</text:span> mostra o espaço usado por pacotes instalados, organizado pelo tamanho (Debian, Ubuntu e outros). </text:p>
        </text:list-item>
        <text:list-item>
          <text:p text:style-name="P28"><text:span text:style-name="Strong_20_Emphasis">dpkg-query -W -f=’${Installed-Size;10}t${Package}n’ | sort -k1,1n: </text:span>Mostrar (no Debian ou derivados) uma lista com 25 pacotes instalados que consomem mais espaço (em ordem decrescente) </text:p>
        </text:list-item>
      </text:list>
      <text:p text:style-name="Horizontal_20_Line"/>
      <text:h text:style-name="P2" text:outline-level="3"><text:span text:style-name="Strong_20_Emphasis">Usuários e grupos</text:span></text:h>
      <text:list text:style-name="L13">
        <text:list-item>
          <text:p text:style-name="P29"><text:span text:style-name="Strong_20_Emphasis">groupadd nombre_del_grupo:</text:span> Crie um novo grupo. </text:p>
        </text:list-item>
        <text:list-item>
          <text:p text:style-name="P29"><text:span text:style-name="Strong_20_Emphasis">groupdel nombre_del_grupo:</text:span> Exclua um grupo. </text:p>
        </text:list-item>
        <text:list-item>
          <text:p text:style-name="P29"><text:span text:style-name="Strong_20_Emphasis">groupmod -n nuevo_nombre_del_grupo viejo_nombre_del_grupo:</text:span> Renomear um grupo. </text:p>
        </text:list-item>
        <text:list-item>
          <text:p text:style-name="P29"><text:span text:style-name="Strong_20_Emphasis">useradd -c “Name Surname ” -g</text:span> <text:span text:style-name="Strong_20_Emphasis">admin</text:span> <text:span text:style-name="Strong_20_Emphasis">-d /home/user1 -s /bin/bash user1:</text:span> Crie um novo usuário “admin” do grupo. </text:p>
        </text:list-item>
        <text:list-item>
          <text:p text:style-name="P29"><text:span text:style-name="Strong_20_Emphasis">useradd user1:</text:span> Crie um novo usuário. </text:p>
        </text:list-item>
        <text:list-item>
          <text:p text:style-name="P29"><text:span text:style-name="Strong_20_Emphasis">userdel -r user1:</text:span> excluir um usuário (‘-r’ elimina o diretório Home). </text:p>
        </text:list-item>
        <text:list-item>
          <text:p text:style-name="P29"><text:span text:style-name="Strong_20_Emphasis">usermod -c “User FTP” -g system -d /ftp/user1 -s /bin/nologin user1:</text:span> Altere os atributos do usuário. </text:p>
        </text:list-item>
        <text:list-item>
          <text:p text:style-name="P29"><text:span text:style-name="Strong_20_Emphasis">passwd:</text:span> Altere senha. </text:p>
        </text:list-item>
        <text:list-item>
          <text:p text:style-name="P29"><text:span text:style-name="Strong_20_Emphasis">passwd user1:</text:span> Altere a senha do usuário (apenas pelo root). </text:p>
        </text:list-item>
        <text:list-item>
          <text:p text:style-name="P29"><text:span text:style-name="Strong_20_Emphasis">chage -E 2011-12-31 user1:</text:span> Defina um limite de tempo para a senha do usuário. Neste caso, ele diz que a chave expira a 31 de dezembro de 2011.Informações do sistema Linux </text:p>
        </text:list-item>
        <text:list-item>
          <text:p text:style-name="P29"><text:span text:style-name="Strong_20_Emphasis">pwck:</text:span> Verifique a sintaxe correta ‘/ etc/passwd’ arquivo formato e a existência de usuários. </text:p>
        </text:list-item>
        <text:list-item>
          <text:p text:style-name="P29"><text:span text:style-name="Strong_20_Emphasis">grpck:</text:span> Verifique a sintaxe correta e formato do arquivo ‘/ etc/grupo’ e a existência de grupos. </text:p>
        </text:list-item>
        <text:list-item>
          <text:p text:style-name="P30"><text:soft-page-break/><text:span text:style-name="Strong_20_Emphasis">newgrp group_name:</text:span> Registre um novo grupo para alterar o grupo padrão dos arquivos recém-criados. </text:p>
        </text:list-item>
      </text:list>
      <text:p text:style-name="Horizontal_20_Line"/>
      <text:h text:style-name="P2" text:outline-level="3"><text:span text:style-name="Strong_20_Emphasis">Permissões de Arquivos (+ Adiciona e – Remover permissões)</text:span></text:h>
      <text:list text:style-name="L14">
        <text:list-item>
          <text:p text:style-name="P31"><text:span text:style-name="Strong_20_Emphasis">ls -lh:</text:span> Mostre permissões. </text:p>
        </text:list-item>
        <text:list-item>
          <text:p text:style-name="P31"><text:span text:style-name="Strong_20_Emphasis">ls /tmp | pr -T5 -W$COLUMNS:</text:span> Divida o terminal em 5 colunas. </text:p>
        </text:list-item>
        <text:list-item>
          <text:p text:style-name="P31"><text:span text:style-name="Strong_20_Emphasis">chmod ugo+rwx directory1:</text:span> definir permissões de leitura®, gravar (w) e executar (x) para o dono (u), grupo (g) e outros (ou) no diretório ‘arquivo1’. </text:p>
        </text:list-item>
        <text:list-item>
          <text:p text:style-name="P31"><text:span text:style-name="Strong_20_Emphasis">chmod go-rwx directory1:</text:span> Remove® a permissão de leitura, gravação (w) e grupo de implementação (x) (g) e outros (ou) no diretório ‘arquivo1’. </text:p>
        </text:list-item>
        <text:list-item>
          <text:p text:style-name="P31"><text:span text:style-name="Strong_20_Emphasis">chown user1 file1:</text:span> Altere o proprietário de um arquivo. </text:p>
        </text:list-item>
        <text:list-item>
          <text:p text:style-name="P31"><text:span text:style-name="Strong_20_Emphasis">chown -R user1 directory1:</text:span> Altere o proprietário de um diretório e todos os arquivos e diretórios contidos dentro. </text:p>
        </text:list-item>
        <text:list-item>
          <text:p text:style-name="P31"><text:span text:style-name="Strong_20_Emphasis">chgrp group1 file1:</text:span> Altere o grupo de arquivos. </text:p>
        </text:list-item>
        <text:list-item>
          <text:p text:style-name="P31"><text:span text:style-name="Strong_20_Emphasis">chown user1:</text:span> Grupo1 arquivo1 </text:p>
        </text:list-item>
        <text:list-item>
          <text:p text:style-name="P31"><text:span text:style-name="Strong_20_Emphasis">find / -perm -u+s:</text:span> Ver todos os arquivos com sistema SUID configurado. </text:p>
        </text:list-item>
        <text:list-item>
          <text:p text:style-name="P31"><text:span text:style-name="Strong_20_Emphasis">chmod u+s /bin/file1:</text:span> Defina o bit SUID em um arquivo binário. O usuário que está executando esse arquivo adquire os mesmos privilégios como proprietário. </text:p>
        </text:list-item>
        <text:list-item>
          <text:p text:style-name="P31"><text:span text:style-name="Strong_20_Emphasis">chmod u-s /bin/file1:</text:span> Desabilite o bit SUID em um arquivo binário. </text:p>
        </text:list-item>
        <text:list-item>
          <text:p text:style-name="P31"><text:span text:style-name="Strong_20_Emphasis">chmod g+s /home/public:</text:span> definir o SGID bit em um diretório – semelhante ao SUID, mas para o diretório. </text:p>
        </text:list-item>
        <text:list-item>
          <text:p text:style-name="P31"><text:span text:style-name="Strong_20_Emphasis">chmod g-s /home/public:</text:span> Desative o bit SGID em um diretório. </text:p>
        </text:list-item>
        <text:list-item>
          <text:p text:style-name="P31"><text:span text:style-name="Strong_20_Emphasis">chmod o+t /home/public:</text:span> conjunto STIKY bit em um diretório. Permite a exclusão de arquivos somente para os legítimos proprietários. </text:p>
        </text:list-item>
        <text:list-item>
          <text:p text:style-name="P32"><text:span text:style-name="Strong_20_Emphasis">chmod o-t /home/public:</text:span> Desative STIKY bit em um diretório. </text:p>
        </text:list-item>
      </text:list>
      <text:p text:style-name="Horizontal_20_Line"/>
      <text:h text:style-name="P2" text:outline-level="3"><text:span text:style-name="Strong_20_Emphasis">Atributos especiais de arquivo: (“+” Adiciona e “–” Remover permissões)</text:span></text:h>
      <text:list text:style-name="L15">
        <text:list-item>
          <text:p text:style-name="P33"><text:span text:style-name="Strong_20_Emphasis">chattr +a file1:</text:span> permite gravar apenas abrindo um arquivo acrescentar modo. </text:p>
        </text:list-item>
        <text:list-item>
          <text:p text:style-name="P33"><text:span text:style-name="Strong_20_Emphasis">chattr +c file1:</text:span> permite que um arquivo a ser compactado / descompactado automaticamente. </text:p>
        </text:list-item>
        <text:list-item>
          <text:p text:style-name="P33"><text:span text:style-name="Strong_20_Emphasis">chattr +d file1:</text:span> Ele garante que o programa ignore excluir os arquivos durante o backup. </text:p>
        </text:list-item>
        <text:list-item>
          <text:p text:style-name="P33"><text:span text:style-name="Strong_20_Emphasis">chattr +i file1:</text:span> torna-se o arquivo inalterado, portanto não pode ser excluído, alterado, renomeado ou vinculado. </text:p>
        </text:list-item>
        <text:list-item>
          <text:p text:style-name="P33"><text:span text:style-name="Strong_20_Emphasis">chattr +s file1:</text:span> Permite que um arquivo a ser excluído com segurança. </text:p>
        </text:list-item>
        <text:list-item>
          <text:p text:style-name="P33"><text:span text:style-name="Strong_20_Emphasis">chattr +S file1:</text:span> Ele garante que um arquivo é modificado, as alterações são gravadas no modo síncrono, como com a sincronia. </text:p>
        </text:list-item>
        <text:list-item>
          <text:p text:style-name="P33"><text:span text:style-name="Strong_20_Emphasis">chattr +u file1:</text:span> Ele permite que você recuperar o conteúdo de um arquivo, mesmo se está cancelado. </text:p>
        </text:list-item>
        <text:list-item>
          <text:p text:style-name="P34"><text:span text:style-name="Strong_20_Emphasis">lsattr:</text:span> Mostre atributos especiais. </text:p>
        </text:list-item>
      </text:list>
      <text:p text:style-name="Horizontal_20_Line"/>
      <text:h text:style-name="P2" text:outline-level="3"><text:soft-page-break/><text:span text:style-name="Strong_20_Emphasis">Arquivos e arquivos compactados</text:span></text:h>
      <text:list text:style-name="L16">
        <text:list-item>
          <text:p text:style-name="P35"><text:span text:style-name="Strong_20_Emphasis">bunzip2 file1.bz2:</text:span> Descompacte um arquivo chamado ‘file1.bz2’. </text:p>
        </text:list-item>
        <text:list-item>
          <text:p text:style-name="P35"><text:span text:style-name="Strong_20_Emphasis">bzip2 file1:</text:span> comprime um arquivo chamado ‘file1’. </text:p>
        </text:list-item>
        <text:list-item>
          <text:p text:style-name="P35"><text:span text:style-name="Strong_20_Emphasis">gunzip file1.gz:</text:span> Descompacte um arquivo chamado ‘file1.gz’. </text:p>
        </text:list-item>
        <text:list-item>
          <text:p text:style-name="P35"><text:span text:style-name="Strong_20_Emphasis">gzip file1:</text:span> comprime um arquivo chamado ‘file1’. </text:p>
        </text:list-item>
        <text:list-item>
          <text:p text:style-name="P35"><text:span text:style-name="Strong_20_Emphasis">gzip -9 file1:</text:span> Comprima com compressão máxima. </text:p>
        </text:list-item>
        <text:list-item>
          <text:p text:style-name="P35"><text:span text:style-name="Strong_20_Emphasis">rar a file1.rar test_file:</text:span> Crie um arquivo com o rar chamado ‘file1.rar’. </text:p>
        </text:list-item>
        <text:list-item>
          <text:p text:style-name="P35"><text:span text:style-name="Strong_20_Emphasis">rar a file1.rar file1 file2 dir1:</text:span> Comprima ‘arquivo1’, ‘arquivo2’ e ‘dir1’ simultaneamente. </text:p>
        </text:list-item>
        <text:list-item>
          <text:p text:style-name="P35"><text:span text:style-name="Strong_20_Emphasis">rar x file1.rar:</text:span> Descompacte o arquivo rar. </text:p>
        </text:list-item>
        <text:list-item>
          <text:p text:style-name="P35"><text:span text:style-name="Strong_20_Emphasis">unrar x file1.rar:</text:span> Descompacte o arquivo rar. </text:p>
        </text:list-item>
        <text:list-item>
          <text:p text:style-name="P35"><text:span text:style-name="Strong_20_Emphasis">tar -cvf archive.tar file1:</text:span> Crie um tarball descompactado. </text:p>
        </text:list-item>
        <text:list-item>
          <text:p text:style-name="P35"><text:span text:style-name="Strong_20_Emphasis">tar -cvf archive.tar file1 file2 dir1:</text:span> Crie um arquivo contendo ‘arquivo1’, ‘ file2′ e ‘dir1’. </text:p>
        </text:list-item>
        <text:list-item>
          <text:p text:style-name="P35"><text:span text:style-name="Strong_20_Emphasis">tar -tf archive.tar:</text:span> exibir o conteúdo de um arquivo. </text:p>
        </text:list-item>
        <text:list-item>
          <text:p text:style-name="P35"><text:span text:style-name="Strong_20_Emphasis">tar -xvf archive.tar:</text:span> extrair um arquivo tar. </text:p>
        </text:list-item>
        <text:list-item>
          <text:p text:style-name="P35"><text:span text:style-name="Strong_20_Emphasis">tar -xvf archive.tar -C /tmp:</text:span> extrair um tarball em / tmp. </text:p>
        </text:list-item>
        <text:list-item>
          <text:p text:style-name="P35"><text:span text:style-name="Strong_20_Emphasis">tar -cvfj archive.tar.bz2 dir1:</text:span> Crie um arquivo tar compactado no bzip2. </text:p>
        </text:list-item>
        <text:list-item>
          <text:p text:style-name="P35"><text:span text:style-name="Strong_20_Emphasis">tar -xvfj archive.tar.bz2:</text:span> descompactar um arquivo compactado do bzip2 tar </text:p>
        </text:list-item>
        <text:list-item>
          <text:p text:style-name="P35"><text:span text:style-name="Strong_20_Emphasis">tar -cvfz archive.tar.gz dir1:</text:span> Crie um arquivo tar compactado em gzip. </text:p>
        </text:list-item>
        <text:list-item>
          <text:p text:style-name="P35"><text:span text:style-name="Strong_20_Emphasis">tar -xvfz archive.tar.gz:</text:span> Descompacte um arquivo tar do gzip compactado. </text:p>
        </text:list-item>
        <text:list-item>
          <text:p text:style-name="P35"><text:span text:style-name="Strong_20_Emphasis">zip file1.zip file1:</text:span> Crie um arquivo compactado zip. </text:p>
        </text:list-item>
        <text:list-item>
          <text:p text:style-name="P35"><text:span text:style-name="Strong_20_Emphasis">zip -r file1.zip file1 file2 dir1:</text:span> compressão, zip, vários arquivos e diretórios simultaneamente. </text:p>
        </text:list-item>
        <text:list-item>
          <text:p text:style-name="P36"><text:span text:style-name="Strong_20_Emphasis">unzip file1.zip:</text:span> Descompacte um arquivo zip. </text:p>
        </text:list-item>
      </text:list>
      <text:p text:style-name="Horizontal_20_Line"/>
      <text:h text:style-name="P2" text:outline-level="3"><text:span text:style-name="Strong_20_Emphasis">Pacotes RPM (Red Hat, Fedora e similares)</text:span></text:h>
      <text:list text:style-name="L17">
        <text:list-item>
          <text:p text:style-name="P37"><text:span text:style-name="Strong_20_Emphasis">rpm -ivh package.rpm:</text:span> Instale um pacote rpm. </text:p>
        </text:list-item>
        <text:list-item>
          <text:p text:style-name="P37"><text:span text:style-name="Strong_20_Emphasis">rpm -ivh –nodeeps package.rpm:</text:span> Instale um pacote rpm ignorar solicitações de dependências. </text:p>
        </text:list-item>
        <text:list-item>
          <text:p text:style-name="P37"><text:span text:style-name="Strong_20_Emphasis">rpm -U package.rpm:</text:span> atualize um pacote rpm sem alterar a configuração dos arquivos. </text:p>
        </text:list-item>
        <text:list-item>
          <text:p text:style-name="P37"><text:span text:style-name="Strong_20_Emphasis">rpm -F package.rpm:</text:span> atualize um pacote rpm somente se ele estiver instalado. </text:p>
        </text:list-item>
        <text:list-item>
          <text:p text:style-name="P37"><text:span text:style-name="Strong_20_Emphasis">rpm -e package_name.rpm:</text:span> Remova um pacote rpm. </text:p>
        </text:list-item>
        <text:list-item>
          <text:p text:style-name="P37"><text:span text:style-name="Strong_20_Emphasis">rpm -qa:</text:span> Mostre todos os pacotes rpm instalados no sistema. </text:p>
        </text:list-item>
        <text:list-item>
          <text:p text:style-name="P37"><text:span text:style-name="Strong_20_Emphasis">rpm -qa | grep httpd:</text:span> Mostre todos os rpm de pacotes com o nome “httpd”. </text:p>
        </text:list-item>
        <text:list-item>
          <text:p text:style-name="P37"><text:span text:style-name="Strong_20_Emphasis">rpm -qi package_name:</text:span> informações sobre um pacote específico instalado. </text:p>
        </text:list-item>
        <text:list-item>
          <text:p text:style-name="P37"><text:span text:style-name="Strong_20_Emphasis">rpm -qg “System Environment/Daemons”:</text:span> Mostar um grupo software pacotes rpm. </text:p>
        </text:list-item>
        <text:list-item>
          <text:p text:style-name="P37"><text:span text:style-name="Strong_20_Emphasis">rpm -ql package_name:</text:span> Mostre lista de arquivos fornecidos por um pacote rpm instalados. </text:p>
        </text:list-item>
        <text:list-item>
          <text:p text:style-name="P37"><text:span text:style-name="Strong_20_Emphasis">rpm -qc package_name:</text:span> Exiba a lista de arquivos, dada por uma configuração de pacote rpm instalados. </text:p>
        </text:list-item>
        <text:list-item>
          <text:p text:style-name="P37"><text:span text:style-name="Strong_20_Emphasis">rpm -q package_name –whatrequires:</text:span> Mostre lista de dependências que são solicitados para um pacote rpm. </text:p>
        </text:list-item>
        <text:list-item>
          <text:p text:style-name="P37"><text:span text:style-name="Strong_20_Emphasis">rpm -q package_name –whatprovides:</text:span> Mostar capacidade fornecida por um pacote rpm. </text:p>
        </text:list-item>
        <text:list-item>
          <text:p text:style-name="P37"><text:span text:style-name="Strong_20_Emphasis">rpm -q package_name –scripts:</text:span> Mostre scripts começados durante a remoção da instalação. </text:p>
        </text:list-item>
        <text:list-item>
          <text:p text:style-name="P37"><text:span text:style-name="Strong_20_Emphasis">rpm -q package_name –changelog:</text:span> Mostar o histórico das revisões de um pacote rpm. </text:p>
        </text:list-item>
        <text:list-item>
          <text:p text:style-name="P37"><text:soft-page-break/><text:span text:style-name="Strong_20_Emphasis">rpm -qf /etc/httpd/conf/httpd.conf:</text:span> Verificar qual rpm pacote pertence um determinado arquivo. </text:p>
        </text:list-item>
        <text:list-item>
          <text:p text:style-name="P37"><text:span text:style-name="Strong_20_Emphasis">rpm -qp package.rpm -l:</text:span> Mostre lista de arquivos fornecidos por um rpm do pacote que ainda não foi instalado. </text:p>
        </text:list-item>
        <text:list-item>
          <text:p text:style-name="P37"><text:span text:style-name="Strong_20_Emphasis">rpm –import /media/cdrom/RPM-GPG-KEY:</text:span> importe a assinatura digital chave pública. </text:p>
        </text:list-item>
        <text:list-item>
          <text:p text:style-name="P37"><text:span text:style-name="Strong_20_Emphasis">rpm –checksig package.rpm:</text:span> Verificar a integridade de um pacote rpm. </text:p>
        </text:list-item>
        <text:list-item>
          <text:p text:style-name="P37"><text:span text:style-name="Strong_20_Emphasis">rpm -qa gpg-pubkey:</text:span> Verificar a integridade de todos os pacotes rpm instalados. </text:p>
        </text:list-item>
        <text:list-item>
          <text:p text:style-name="P37"><text:span text:style-name="Strong_20_Emphasis">rpm -V package_name:</text:span> Verifique o tamanho do arquivo, licenças, tipos, proprietário, grupo, exame de saúde Resumo de MD5 e última modificado. </text:p>
        </text:list-item>
        <text:list-item>
          <text:p text:style-name="P37"><text:span text:style-name="Strong_20_Emphasis">rpm -Va:</text:span> verificar todos os pacotes rpm instalados no sistema. Use com cuidado. </text:p>
        </text:list-item>
        <text:list-item>
          <text:p text:style-name="P37"><text:span text:style-name="Strong_20_Emphasis">rpm -Vp package.rpm:</text:span> Verifique se que um pacote instalado ainda não rpm. </text:p>
        </text:list-item>
        <text:list-item>
          <text:p text:style-name="P37"><text:span text:style-name="Strong_20_Emphasis">rpm2cpio package.rpm | cpio –extract –make-directories *bin*:</text:span> Extraia o arquivo executável de um pacote rpm. </text:p>
        </text:list-item>
        <text:list-item>
          <text:p text:style-name="P37"><text:span text:style-name="Strong_20_Emphasis">rpm -ivh /usr/src/redhat/RPMS/</text:span><text:span text:style-name="Strong_20_Emphasis"><text:span text:style-name="Source_20_Text">arch</text:span></text:span><text:span text:style-name="Strong_20_Emphasis">/package.rpm:</text:span> Instale um pacote construído a partir de um rpm fonte. </text:p>
        </text:list-item>
        <text:list-item>
          <text:p text:style-name="P38"><text:span text:style-name="Strong_20_Emphasis">rpmbuild –rebuild package_name.src.rpm:</text:span> Construa um pacote rpm a partir de um rpm fonte. </text:p>
        </text:list-item>
      </text:list>
      <text:p text:style-name="Horizontal_20_Line"/>
      <text:h text:style-name="P2" text:outline-level="3"><text:span text:style-name="Strong_20_Emphasis">Pacotes YUM Updater (Red Hat, Fedora e similares)</text:span></text:h>
      <text:list text:style-name="L18">
        <text:list-item>
          <text:p text:style-name="P39"><text:span text:style-name="Strong_20_Emphasis">yum install package_name:</text:span> Baixar e instalar um pacote rpm. </text:p>
        </text:list-item>
        <text:list-item>
          <text:p text:style-name="P39"><text:span text:style-name="Strong_20_Emphasis">yum localinstall package_name.rpm:</text:span> Isto irá instalar um RPM e vai tentar resolver todas as dependências para você, usando seus repositórios. </text:p>
        </text:list-item>
        <text:list-item>
          <text:p text:style-name="P39"><text:span text:style-name="Strong_20_Emphasis">yum update package_name.rpm:</text:span> Atualize todos os pacotes rpm instalados no sistema. </text:p>
        </text:list-item>
        <text:list-item>
          <text:p text:style-name="P39"><text:span text:style-name="Strong_20_Emphasis">yum update package_name:</text:span> Upgrade / atualizar um pacote rpm. </text:p>
        </text:list-item>
        <text:list-item>
          <text:p text:style-name="P39"><text:span text:style-name="Strong_20_Emphasis">yum remove package_name:</text:span> Remova um pacote rpm. </text:p>
        </text:list-item>
        <text:list-item>
          <text:p text:style-name="P39"><text:span text:style-name="Strong_20_Emphasis">yum list:</text:span> Liste todos os pacotes instalados no sistema. </text:p>
        </text:list-item>
        <text:list-item>
          <text:p text:style-name="P39"><text:span text:style-name="Strong_20_Emphasis">yum search package_name:</text:span> Encontre um pacote no repositório rpm. </text:p>
        </text:list-item>
        <text:list-item>
          <text:p text:style-name="P39"><text:span text:style-name="Strong_20_Emphasis">yum clean packages:</text:span> Limpe um cache de rpm, apagando os pacotes baixados. </text:p>
        </text:list-item>
        <text:list-item>
          <text:p text:style-name="P39"><text:span text:style-name="Strong_20_Emphasis">yum clean headers:</text:span> exclua todo o cabeçalho de arquivos que o sistema usa para resolver a dependência. </text:p>
        </text:list-item>
        <text:list-item>
          <text:p text:style-name="P40"><text:span text:style-name="Strong_20_Emphasis">yum clean all:</text:span> Remova os arquivos de cache e o cabeçalho do pacote. </text:p>
        </text:list-item>
      </text:list>
      <text:p text:style-name="Horizontal_20_Line"/>
      <text:h text:style-name="P2" text:outline-level="3"><text:span text:style-name="Strong_20_Emphasis">Pacotes deb (Debian, Ubuntu e derivados)</text:span></text:h>
      <text:list text:style-name="L19">
        <text:list-item>
          <text:p text:style-name="P41"><text:span text:style-name="Strong_20_Emphasis">dpkg -i package.deb:</text:span> instalar / atualizar um pacote deb. </text:p>
        </text:list-item>
        <text:list-item>
          <text:p text:style-name="P41"><text:span text:style-name="Strong_20_Emphasis">dpkg -r package_name:</text:span> Remova uma deb para o pacote do sistema. </text:p>
        </text:list-item>
        <text:list-item>
          <text:p text:style-name="P41"><text:span text:style-name="Strong_20_Emphasis">dpkg -l:</text:span> Mostre todos os pacotes deb instalados no sistema. </text:p>
        </text:list-item>
        <text:list-item>
          <text:p text:style-name="P41"><text:span text:style-name="Strong_20_Emphasis">dpkg -l | grep httpd:</text:span> Mostre todos deb pacotes com o nome “httpd” </text:p>
        </text:list-item>
        <text:list-item>
          <text:p text:style-name="P41"><text:span text:style-name="Strong_20_Emphasis">dpkg -s package_name:</text:span> informações sobre um pacote específico instalado no seu sistema. </text:p>
        </text:list-item>
        <text:list-item>
          <text:p text:style-name="P41"><text:span text:style-name="Strong_20_Emphasis">dpkg -L package_name:</text:span> Mostar lista de arquivos fornecidos por um pacote instalado no sistema. </text:p>
        </text:list-item>
        <text:list-item>
          <text:p text:style-name="P41"><text:span text:style-name="Strong_20_Emphasis">dpkg –contents package.deb:</text:span> Mostre lista de arquivos fornecidos por um pacote não instalado ainda. </text:p>
        </text:list-item>
        <text:list-item>
          <text:p text:style-name="P42"><text:soft-page-break/><text:span text:style-name="Strong_20_Emphasis">dpkg -S /bin/ping:</text:span> Verificar qual pacote pertence um determinado arquivo. </text:p>
        </text:list-item>
      </text:list>
      <text:p text:style-name="Horizontal_20_Line"/>
      <text:h text:style-name="P2" text:outline-level="3"><text:span text:style-name="Strong_20_Emphasis">Atualizador de pacotes APT (Debian, Ubuntu y derivados)</text:span></text:h>
      <text:list text:style-name="L20">
        <text:list-item>
          <text:p text:style-name="P43"><text:span text:style-name="Strong_20_Emphasis">apt-get install package_name:</text:span> instalar / atualizar um pacote deb. </text:p>
        </text:list-item>
        <text:list-item>
          <text:p text:style-name="P43"><text:span text:style-name="Strong_20_Emphasis">apt-cdrom install package_name:</text:span> instalar / atualizar um pacote deb do cdrom. </text:p>
        </text:list-item>
        <text:list-item>
          <text:p text:style-name="P43"><text:span text:style-name="Strong_20_Emphasis">apt-get update:</text:span> Atualize a lista de pacotes. </text:p>
        </text:list-item>
        <text:list-item>
          <text:p text:style-name="P43"><text:span text:style-name="Strong_20_Emphasis">apt-get upgrade:</text:span> Atualize pacotes instalados todos. </text:p>
        </text:list-item>
        <text:list-item>
          <text:p text:style-name="P43"><text:span text:style-name="Strong_20_Emphasis">apt-get remove package_name:</text:span> Remova a instalação de um pacote deb do sistema. </text:p>
        </text:list-item>
        <text:list-item>
          <text:p text:style-name="P43"><text:span text:style-name="Strong_20_Emphasis">apt-get check:</text:span> Verifique se a resolução correta de dependências. </text:p>
        </text:list-item>
        <text:list-item>
          <text:p text:style-name="P43"><text:span text:style-name="Strong_20_Emphasis">apt-get clean:</text:span> limpar o cache de pacotes baixados. </text:p>
        </text:list-item>
        <text:list-item>
          <text:p text:style-name="P44"><text:span text:style-name="Strong_20_Emphasis">apt-cache search searched-package:</text:span> Retorna a lista de pacotes que corresponde à série ‘queria pacotes’. </text:p>
        </text:list-item>
      </text:list>
      <text:p text:style-name="Horizontal_20_Line"/>
      <text:h text:style-name="P2" text:outline-level="3"><text:span text:style-name="Strong_20_Emphasis">Exibir o conteúdo de um arquivo</text:span></text:h>
      <text:list text:style-name="L21">
        <text:list-item>
          <text:p text:style-name="P45"><text:span text:style-name="Strong_20_Emphasis">cat file1:</text:span> Ver o conteúdo de um arquivo a partir da primeira linha. </text:p>
        </text:list-item>
        <text:list-item>
          <text:p text:style-name="P45"><text:span text:style-name="Strong_20_Emphasis">tac file1:</text:span> Ver o conteúdo de um arquivo a partir da última linha. </text:p>
        </text:list-item>
        <text:list-item>
          <text:p text:style-name="P45"><text:span text:style-name="Strong_20_Emphasis">more file1:</text:span> Veja o conteúdo ao longo de um arquivo. </text:p>
        </text:list-item>
        <text:list-item>
          <text:p text:style-name="P45"><text:span text:style-name="Strong_20_Emphasis">less file1:</text:span> semelhantes para o comando ‘mais’ mas permite que você salve o arquivo, bem como o movimento para trás. </text:p>
        </text:list-item>
        <text:list-item>
          <text:p text:style-name="P45"><text:span text:style-name="Strong_20_Emphasis">head -2 file1:</text:span> Veja as duas primeiras linhas de um arquivo. </text:p>
        </text:list-item>
        <text:list-item>
          <text:p text:style-name="P45"><text:span text:style-name="Strong_20_Emphasis">tail -2 file1:</text:span> Ver as duas últimas linhas de um arquivo. </text:p>
        </text:list-item>
        <text:list-item>
          <text:p text:style-name="P46"><text:span text:style-name="Strong_20_Emphasis">tail -f /var/log/messages:</text:span> Ver em tempo real o que foi adicionado ao arquivo. </text:p>
        </text:list-item>
      </text:list>
      <text:p text:style-name="Horizontal_20_Line"/>
      <text:h text:style-name="P2" text:outline-level="3"><text:span text:style-name="Strong_20_Emphasis">Manipulação de texto</text:span></text:h>
      <text:list text:style-name="L22">
        <text:list-item>
          <text:p text:style-name="P47"><text:span text:style-name="Strong_20_Emphasis">cat file1 file2 .. | command &lt;&gt; file1_in.txt_or_file1_out.txt:</text:span> sintaxe geral para a manipulação de texto usando o tubo, STDIN e STDOUT. </text:p>
        </text:list-item>
        <text:list-item>
          <text:p text:style-name="P47"><text:span text:style-name="Strong_20_Emphasis">cat file1 | command( sed, grep, awk, grep, etc…) &gt; result.txt:</text:span> sintaxe geral para manipular um texto de um arquivo e escrever os resultados para um novo arquivo. </text:p>
        </text:list-item>
        <text:list-item>
          <text:p text:style-name="P47"><text:span text:style-name="Strong_20_Emphasis">cat file1 | command( sed, grep, awk, grep, etc…) » result.txt:</text:span> sintaxe geral para manipular um texto de um arquivo e adicionar o resultado em um arquivo existente. </text:p>
        </text:list-item>
        <text:list-item>
          <text:p text:style-name="P47"><text:span text:style-name="Strong_20_Emphasis">grep Aug /var/log/messages:</text:span> Procure as palavras “Ago” no arquivo ‘/ var/log/messages’. </text:p>
        </text:list-item>
        <text:list-item>
          <text:p text:style-name="P47"><text:span text:style-name="Strong_20_Emphasis">grep ^Aug /var/log/messages:</text:span> procurar palavras que começam com “Agosto” no arquivo ‘/ var/log/messages’ </text:p>
        </text:list-item>
        <text:list-item>
          <text:p text:style-name="P47"><text:span text:style-name="Strong_20_Emphasis">grep [0-9] /var/log/messages:</text:span> Selecione todas as linhas no arquivo ‘/ var/log/messages’ que contêm números. </text:p>
        </text:list-item>
        <text:list-item>
          <text:p text:style-name="P47"><text:span text:style-name="Strong_20_Emphasis">grep Aug -R /var/log/*:</text:span> encontrar a seqüência de caracteres “Ago” no diretório ‘ / var/log ‘ e abaixo. </text:p>
        </text:list-item>
        <text:list-item>
          <text:p text:style-name="P47"><text:span text:style-name="Strong_20_Emphasis">sed ‘s/stringa1/stringa2/g’ example.txt:</text:span> Realocando “string1” com “string2” em Sample. txt </text:p>
        </text:list-item>
        <text:list-item>
          <text:p text:style-name="P47"><text:span text:style-name="Strong_20_Emphasis">sed ‘/^$/d’ example.txt:</text:span> remover todas as linhas em branco do sample. txt </text:p>
        </text:list-item>
        <text:list-item>
          <text:p text:style-name="P47"><text:span text:style-name="Strong_20_Emphasis">sed ‘/ *#/d; /^$/d’ example.txt:</text:span> excluir comentários e linhas em branco de Sample. txt </text:p>
        </text:list-item>
        <text:list-item>
          <text:p text:style-name="P47"><text:soft-page-break/><text:span text:style-name="Strong_20_Emphasis">echo ‘esempio’ | tr ‘[:</text:span> baixa </text:p>
        </text:list-item>
        <text:list-item>
          <text:p text:style-name="P47"><text:span text:style-name="Strong_20_Emphasis">sed -e ‘1d’ result.txt:</text:span> elimina a primeira linha do arquivo Sample. txt </text:p>
        </text:list-item>
        <text:list-item>
          <text:p text:style-name="P48"><text:span text:style-name="Strong_20_Emphasis">sed -n ‘/stringa1/p’:</text:span> exibir somente as linhas que contêm a palavra “string1”. </text:p>
        </text:list-item>
      </text:list>
      <text:p text:style-name="Horizontal_20_Line"/>
      <text:h text:style-name="P2" text:outline-level="3"><text:span text:style-name="Strong_20_Emphasis">Estabelecer o formato de conversão de arquivos</text:span></text:h>
      <text:list text:style-name="L23">
        <text:list-item>
          <text:p text:style-name="P49"><text:span text:style-name="Strong_20_Emphasis">dos2unix filedos.txt fileunix.txt:</text:span> Converta um formato de arquivo de texto do MSDOS para UNIX. </text:p>
        </text:list-item>
        <text:list-item>
          <text:p text:style-name="P49"><text:span text:style-name="Strong_20_Emphasis">unix2dos fileunix.txt filedos.txt:</text:span> Converta um formato de arquivo de texto do UNIX para MSDOS. </text:p>
        </text:list-item>
        <text:list-item>
          <text:p text:style-name="P49"><text:span text:style-name="Strong_20_Emphasis">recode ..HTML &lt; page.txt &gt; page.html:</text:span> Converta um arquivo de texto para html. </text:p>
        </text:list-item>
        <text:list-item>
          <text:p text:style-name="P50"><text:span text:style-name="Strong_20_Emphasis">recode -l | more:</text:span> Mostre todas as conversões de formato disponíveis. </text:p>
        </text:list-item>
      </text:list>
      <text:p text:style-name="Horizontal_20_Line"/>
      <text:h text:style-name="P2" text:outline-level="3"><text:span text:style-name="Strong_20_Emphasis">Análise de sistema de arquivos</text:span></text:h>
      <text:list text:style-name="L24">
        <text:list-item>
          <text:p text:style-name="P51"><text:span text:style-name="Strong_20_Emphasis">badblocks -v /dev/hda1:</text:span> Verifica os blocos defeituosos no disco hda1. </text:p>
        </text:list-item>
        <text:list-item>
          <text:p text:style-name="P51"><text:span text:style-name="Strong_20_Emphasis">fsck /dev/hda1:</text:span> reparar / verificar a integridade do arquivo do sistema Linux no disco hda1. </text:p>
        </text:list-item>
        <text:list-item>
          <text:p text:style-name="P51"><text:span text:style-name="Strong_20_Emphasis">ext2 /dev/hda1:</text:span> reparação / verificar a integridade do sistema de arquivo ext2 no disco hda1. </text:p>
        </text:list-item>
        <text:list-item>
          <text:p text:style-name="P51"><text:span text:style-name="Strong_20_Emphasis">e2fsck /dev/hda1:</text:span> reparação / verificar a integridade do sistema de arquivo ext2 no disco hda1. </text:p>
        </text:list-item>
        <text:list-item>
          <text:p text:style-name="P51"><text:span text:style-name="Strong_20_Emphasis">e2fsck -j /dev/hda1:</text:span> reparação / verificar a integridade do sistema de arquivo ext3 no disco hda1. </text:p>
        </text:list-item>
        <text:list-item>
          <text:p text:style-name="P51"><text:span text:style-name="Strong_20_Emphasis">ext3 /dev/hda1:</text:span> reparação / verificar a integridade do sistema de arquivo ext3 no disco hda1. </text:p>
        </text:list-item>
        <text:list-item>
          <text:p text:style-name="P51"><text:span text:style-name="Strong_20_Emphasis">vfat /dev/hda1:</text:span> reparação / verificar integridade do arquivo sistema disco fat hda1. </text:p>
        </text:list-item>
        <text:list-item>
          <text:p text:style-name="P51"><text:span text:style-name="Strong_20_Emphasis">msdos /dev/hda1:</text:span> reparar / verificar a integridade de um arquivo a partir do dos sistema disco hda1. </text:p>
        </text:list-item>
        <text:list-item>
          <text:p text:style-name="P52"><text:span text:style-name="Strong_20_Emphasis">dosfsck /dev/hda1:</text:span> reparar / verificar a integridade de um arquivo a partir do dos sistema disco hda1. </text:p>
        </text:list-item>
      </text:list>
      <text:p text:style-name="Horizontal_20_Line"/>
      <text:h text:style-name="P2" text:outline-level="3">Formatar sistema de arquivos</text:h>
      <text:list text:style-name="L25">
        <text:list-item>
          <text:p text:style-name="P53"><text:span text:style-name="Strong_20_Emphasis">mkfs /dev/hda1:</text:span> Verifica os blocos defeituosos no disco hda1. </text:p>
        </text:list-item>
        <text:list-item>
          <text:p text:style-name="P53"><text:span text:style-name="Strong_20_Emphasis">mke2fs /dev/hda1:</text:span> reparar / verificar a integridade do arquivo do sistema Linux no disco hda1. </text:p>
        </text:list-item>
        <text:list-item>
          <text:p text:style-name="P53"><text:span text:style-name="Strong_20_Emphasis">mke2fs -j /dev/hda1:</text:span> reparação / verificar a integridade do sistema de arquivo ext2 no disco hda1. </text:p>
        </text:list-item>
        <text:list-item>
          <text:p text:style-name="P53"><text:span text:style-name="Strong_20_Emphasis">mkfs -t vfat 32 -F /dev/hda1:</text:span> reparação / verificar a integridade do sistema de arquivo ext2 no disco hda1. </text:p>
        </text:list-item>
        <text:list-item>
          <text:p text:style-name="P53"><text:span text:style-name="Strong_20_Emphasis">fdformat -n /dev/fd0:</text:span> reparação / verificar a integridade do sistema de arquivo ext3 no disco hda1. </text:p>
        </text:list-item>
        <text:list-item>
          <text:p text:style-name="P54"><text:span text:style-name="Strong_20_Emphasis">mkswap /dev/hda3:</text:span> reparação / verificar a integridade do sistema de arquivo ext3 no disco hda1. </text:p>
        </text:list-item>
      </text:list>
      <text:p text:style-name="Horizontal_20_Line"><text:soft-page-break/></text:p>
      <text:h text:style-name="P2" text:outline-level="3"><text:span text:style-name="Strong_20_Emphasis">Backups</text:span></text:h>
      <text:list text:style-name="L26">
        <text:list-item>
          <text:p text:style-name="P55"><text:span text:style-name="Strong_20_Emphasis">dump -0aj -f /tmp/home0.bak /home:</text:span> Fazer um completo salvar do directório ‘/Home’. </text:p>
        </text:list-item>
        <text:list-item>
          <text:p text:style-name="P55"><text:span text:style-name="Strong_20_Emphasis">dump -1aj -f /tmp/home0.bak /home:</text:span> Fazer um Backup incremental do diretório ‘ /home’. </text:p>
        </text:list-item>
        <text:list-item>
          <text:p text:style-name="P55"><text:span text:style-name="Strong_20_Emphasis">restore -if /tmp/home0.bak:</text:span> Restaurando um save interativamente. </text:p>
        </text:list-item>
        <text:list-item>
          <text:p text:style-name="P55"><text:span text:style-name="Strong_20_Emphasis">rsync -rogpav –delete /home /tmp:</text:span> Sincronização entre diretórios. </text:p>
        </text:list-item>
        <text:list-item>
          <text:p text:style-name="P55"><text:span text:style-name="Strong_20_Emphasis">rsync -rogpav -e ssh –delete /home ip_address:</text:span> rsync através do túnel SSH. </text:p>
        </text:list-item>
        <text:list-item>
          <text:p text:style-name="P55"><text:span text:style-name="Strong_20_Emphasis">rsync -az -e ssh –delete ip_addr:</text:span> Sincronizar um diretório local com um diretório remoto via ssh e compressão. </text:p>
        </text:list-item>
        <text:list-item>
          <text:p text:style-name="P55"><text:span text:style-name="Strong_20_Emphasis">rsync -az -e ssh –delete /home/local ip_addr:</text:span> sincronizar um diretório remoto em um diretório local através de ssh e compressão. </text:p>
        </text:list-item>
        <text:list-item>
          <text:p text:style-name="P55"><text:span text:style-name="Strong_20_Emphasis">dd bs=1M if=/dev/hda | gzip | ssh</text:span> <text:span text:style-name="Strong_20_Emphasis">user@ip_addr ‘dd of=hda.gz’:</text:span> fazer um salvamento em um disco rígido em um host remoto através de ssh. </text:p>
        </text:list-item>
        <text:list-item>
          <text:p text:style-name="P55"><text:span text:style-name="Strong_20_Emphasis">dd if=/dev/sda of=/tmp/file1:</text:span> Salve o conteúdo de um disco rígido para um arquivo. (Neste caso o disco rígido é “sda” e o arquivo “file1”). </text:p>
        </text:list-item>
        <text:list-item>
          <text:p text:style-name="P55"><text:span text:style-name="Strong_20_Emphasis">tar -Puf backup.tar /home/user:</text:span> Salvar os diretórios/etc e a raiz (excluindo o conteúdo do subdiretório/root/dir1 /) em um arquivo compactado, cujo nome inclui a data e hora atual. </text:p>
        </text:list-item>
        <text:list-item>
          <text:p text:style-name="P55"><text:span text:style-name="Strong_20_Emphasis">( cd /tmp/local/ &amp;&amp; tar c . ) | ssh -C</text:span> <text:span text:style-name="Strong_20_Emphasis">user@ip_addr ‘cd /home/share/ &amp;&amp; tar x -p’:</text:span> Copie o conteúdo de um diretório em um diretório remoto através de ssh. </text:p>
        </text:list-item>
        <text:list-item>
          <text:p text:style-name="P55"><text:span text:style-name="Strong_20_Emphasis">( tar c /home ) | ssh -C</text:span> <text:span text:style-name="Strong_20_Emphasis">user@ip_addr ‘cd /home/backup-home &amp;&amp; tar x -p’:</text:span> copiar um diretório local em um diretório remoto através de ssh. </text:p>
        </text:list-item>
        <text:list-item>
          <text:p text:style-name="P55"><text:span text:style-name="Strong_20_Emphasis">tar cf – . | (cd /tmp/backup ; tar xf – ):</text:span> cópia local preservando licenças e links de um diretório para outro. </text:p>
        </text:list-item>
        <text:list-item>
          <text:p text:style-name="P55"><text:span text:style-name="Strong_20_Emphasis">find /home/user1 -name ‘*.txt’ | xargs cp -av –target-directory=/home/backup/ –parents:</text:span>encontrar e copiar todos os arquivos com extensão ‘. txt’ de um diretório para outro </text:p>
        </text:list-item>
        <text:list-item>
          <text:p text:style-name="P55"><text:span text:style-name="Strong_20_Emphasis">find /var/log -name ‘*.log’ | tar cv –files-from=- | bzip2 &gt; log.tar.bz2:</text:span> encontrar todos os arquivos com extensão ‘. log’ e fazer um arquivo bzip. </text:p>
        </text:list-item>
        <text:list-item>
          <text:p text:style-name="P55"><text:span text:style-name="Strong_20_Emphasis">dd if=/dev/hda of=/dev/fd0 bs=512 count=1:</text:span> Faça uma cópia do MRB (Master Boot Record) para um disquete. </text:p>
        </text:list-item>
        <text:list-item>
          <text:p text:style-name="P56"><text:span text:style-name="Strong_20_Emphasis">dd if=/dev/fd0 of=/dev/hda bs=512 count=1: </text:span>Restaurar a cópia da (MBR Master Boot Record) gravada no disquete. </text:p>
        </text:list-item>
      </text:list>
      <text:p text:style-name="Horizontal_20_Line"/>
      <text:h text:style-name="P2" text:outline-level="3"><text:span text:style-name="Strong_20_Emphasis">CD-ROM</text:span></text:h>
      <text:list text:style-name="L27">
        <text:list-item>
          <text:p text:style-name="P57"><text:span text:style-name="Strong_20_Emphasis">cdrecord -v gracetime=2 dev=/dev/cdrom -eject blank=fast -force:</text:span> limpar ou apagar um cd regravável. </text:p>
        </text:list-item>
        <text:list-item>
          <text:p text:style-name="P57"><text:span text:style-name="Strong_20_Emphasis">mkisofs /dev/cdrom &gt; cd.iso:</text:span> Crie uma imagem iso do CD-ROM no disco. </text:p>
        </text:list-item>
        <text:list-item>
          <text:p text:style-name="P57"><text:span text:style-name="Strong_20_Emphasis">mkisofs /dev/cdrom | gzip &gt; cd_iso.gz:</text:span> Crie uma imagem iso compactada do CD-ROM no disco. </text:p>
        </text:list-item>
        <text:list-item>
          <text:p text:style-name="P57"><text:span text:style-name="Strong_20_Emphasis">mkisofs -J -allow-leading-dots -R -V “Label CD” -iso-level 4 -o ./cd.iso data_cd:</text:span> Crie uma imagem iso de um diretório. </text:p>
        </text:list-item>
        <text:list-item>
          <text:p text:style-name="P57"><text:span text:style-name="Strong_20_Emphasis">cdrecord -v dev=/dev/cdrom cd.iso:</text:span> grave uma imagem iso. </text:p>
        </text:list-item>
        <text:list-item>
          <text:p text:style-name="P57"><text:span text:style-name="Strong_20_Emphasis">gzip -dc cd_iso.gz | cdrecord dev=/dev/cdrom –:</text:span> grave uma imagem iso comprimida. </text:p>
        </text:list-item>
        <text:list-item>
          <text:p text:style-name="P57"><text:span text:style-name="Strong_20_Emphasis">mount -o loop cd.iso /mnt/iso:</text:span> Monte uma imagem iso. </text:p>
        </text:list-item>
        <text:list-item>
          <text:p text:style-name="P57"><text:soft-page-break/><text:span text:style-name="Strong_20_Emphasis">cd-paranoia -B:</text:span> Tire músicas de um cd para arquivos wav. </text:p>
        </text:list-item>
        <text:list-item>
          <text:p text:style-name="P57"><text:span text:style-name="Strong_20_Emphasis">cd-paranoia – ”-3”:</text:span> Pegue as 3 primeiras músicas de um cd para arquivos wav. </text:p>
        </text:list-item>
        <text:list-item>
          <text:p text:style-name="P57"><text:span text:style-name="Strong_20_Emphasis">cdrecord –scanbus:</text:span> varredura de ônibus para identificar o canal </text:p>
        </text:list-item>
        <text:list-item>
          <text:p text:style-name="P58"><text:span text:style-name="Strong_20_Emphasis">dd if=/dev/hdc | md5sum:</text:span> Execute um md5sum em um dispositivo, como um CD. </text:p>
        </text:list-item>
      </text:list>
      <text:p text:style-name="Horizontal_20_Line"/>
      <text:h text:style-name="P2" text:outline-level="3"><text:span text:style-name="Strong_20_Emphasis">Redes (LAN e Wi-Fi)</text:span></text:h>
      <text:list text:style-name="L28">
        <text:list-item>
          <text:p text:style-name="P59"><text:span text:style-name="Strong_20_Emphasis">ifconfig eth0:</text:span> Mostre a configuração de uma placa de rede Ethernet. </text:p>
        </text:list-item>
        <text:list-item>
          <text:p text:style-name="P59"><text:span text:style-name="Strong_20_Emphasis">ifup eth0:</text:span> Ative uma interface ‘eth0’. </text:p>
        </text:list-item>
        <text:list-item>
          <text:p text:style-name="P59"><text:span text:style-name="Strong_20_Emphasis">ifdown eth0:</text:span> Desabilite uma interface ‘eth0’. </text:p>
        </text:list-item>
        <text:list-item>
          <text:p text:style-name="P59"><text:span text:style-name="Strong_20_Emphasis">ifconfig eth0 192.168.1.1 netmask 255.255.255.0:</text:span> Configure um endereço IP. </text:p>
        </text:list-item>
        <text:list-item>
          <text:p text:style-name="P59"><text:span text:style-name="Strong_20_Emphasis">ifconfig eth0 promisc:</text:span> Configure ‘eth0’ modo comum para obter pacotes (sniffing). </text:p>
        </text:list-item>
        <text:list-item>
          <text:p text:style-name="P59"><text:span text:style-name="Strong_20_Emphasis">dhclient eth0:</text:span> Ative a interface ‘eth0’ em modo dhcp. </text:p>
        </text:list-item>
        <text:list-item>
          <text:p text:style-name="P59"><text:span text:style-name="Strong_20_Emphasis">route -n:</text:span> Mostre tabela de rota. </text:p>
        </text:list-item>
        <text:list-item>
          <text:p text:style-name="P59"><text:span text:style-name="Strong_20_Emphasis">route add -net 0/0 gw IP_Gateway:</text:span> Configure a entrada padrão. </text:p>
        </text:list-item>
        <text:list-item>
          <text:p text:style-name="P59"><text:span text:style-name="Strong_20_Emphasis">route add -net 192.168.0.0 netmask 255.255.0.0 gw 192.168.1.1:</text:span> Configure uma rota estática para encontrar a rede, ‘192.168.0.0/16’. </text:p>
        </text:list-item>
        <text:list-item>
          <text:p text:style-name="P59"><text:span text:style-name="Strong_20_Emphasis">route del 0/0 gw IP_gateway:</text:span> Remova a rota estática. </text:p>
        </text:list-item>
        <text:list-item>
          <text:p text:style-name="P59"><text:span text:style-name="Strong_20_Emphasis">echo “1” &gt; /proc/sys/net/ipv4/ip_forward:</text:span> Ative o ip de rota. </text:p>
        </text:list-item>
        <text:list-item>
          <text:p text:style-name="P59"><text:span text:style-name="Strong_20_Emphasis">hostname:</text:span> Exiba o nome do host do sistema. </text:p>
        </text:list-item>
        <text:list-item>
          <text:p text:style-name="P59"><text:span text:style-name="Strong_20_Emphasis">host</text:span> <text:span text:style-name="Strong_20_Emphasis">example.com:</text:span> Encontre o nome do host para resolver o nome de um IP (1). </text:p>
        </text:list-item>
        <text:list-item>
          <text:p text:style-name="P59"><text:span text:style-name="Strong_20_Emphasis">nslookup</text:span> <text:span text:style-name="Strong_20_Emphasis">example.com:</text:span> Encontre o nome do host para resolver o nome de um ip e vice-versa (2). </text:p>
        </text:list-item>
        <text:list-item>
          <text:p text:style-name="P59"><text:span text:style-name="Strong_20_Emphasis">ip link show:</text:span> Mostra o status de todas as interfaces. </text:p>
        </text:list-item>
        <text:list-item>
          <text:p text:style-name="P59"><text:span text:style-name="Strong_20_Emphasis">mii-tool eth0:</text:span> Mostar o status de ‘eth0’ link. </text:p>
        </text:list-item>
        <text:list-item>
          <text:p text:style-name="P59"><text:span text:style-name="Strong_20_Emphasis">ethtool eth0:</text:span> Exiba estatísticas da placa de rede ‘eth0’. </text:p>
        </text:list-item>
        <text:list-item>
          <text:p text:style-name="P59"><text:span text:style-name="Strong_20_Emphasis">netstat -tup:</text:span> Mostre todas as conexões de rede ativa e seu PID. </text:p>
        </text:list-item>
        <text:list-item>
          <text:p text:style-name="P59"><text:span text:style-name="Strong_20_Emphasis">netstat -tupl:</text:span> Mostre todos os ouvinte de rede de serviços sobre o sistema e seu PID. </text:p>
        </text:list-item>
        <text:list-item>
          <text:p text:style-name="P59"><text:span text:style-name="Strong_20_Emphasis">tcpdump tcp port 80:</text:span> Mostre todo o tráfego HTTP. </text:p>
        </text:list-item>
        <text:list-item>
          <text:p text:style-name="P59"><text:span text:style-name="Strong_20_Emphasis">iwlist scan:</text:span> Mostre as redes sem fio. </text:p>
        </text:list-item>
        <text:list-item>
          <text:p text:style-name="P59"><text:span text:style-name="Strong_20_Emphasis">iwconfig eth1:</text:span> Mostre a configuração de uma placa de rede sem fio. </text:p>
        </text:list-item>
        <text:list-item>
          <text:p text:style-name="P60"><text:span text:style-name="Strong_20_Emphasis">whois</text:span> <text:span text:style-name="Strong_20_Emphasis">example.com:</text:span> Pesquisa Base de dados Whois . </text:p>
        </text:list-item>
      </text:list>
      <text:p text:style-name="Horizontal_20_Line"/>
      <text:h text:style-name="P2" text:outline-level="3"><text:span text:style-name="Strong_20_Emphasis">Redes Microsoft Windows (SAMBA)</text:span></text:h>
      <text:list text:style-name="L29">
        <text:list-item>
          <text:p text:style-name="P61"><text:span text:style-name="Strong_20_Emphasis">nbtscan ip_addr:</text:span> resolução de nome de rede do BIOS. </text:p>
        </text:list-item>
        <text:list-item>
          <text:p text:style-name="P61"><text:span text:style-name="Strong_20_Emphasis">nmblookup -A ip_addr:</text:span> resolução de nome de rede do BIOS. </text:p>
        </text:list-item>
        <text:list-item>
          <text:p text:style-name="P62"><text:span text:style-name="Strong_20_Emphasis">smbclient -L ip_addr/hostname:</text:span> Visualizar compartilhamentos remotos de um host windows. </text:p>
        </text:list-item>
      </text:list>
      <text:p text:style-name="Horizontal_20_Line"/>
      <text:h text:style-name="P2" text:outline-level="3"><text:span text:style-name="Strong_20_Emphasis">Firewall (iptables)</text:span></text:h>
      <text:list text:style-name="L30">
        <text:list-item>
          <text:p text:style-name="P63"><text:span text:style-name="Strong_20_Emphasis">iptables -t filter -L:</text:span> Mostre todas as correntes na tabela de filtro. </text:p>
        </text:list-item>
        <text:list-item>
          <text:p text:style-name="P63"><text:span text:style-name="Strong_20_Emphasis">iptables -t nat -L:</text:span> Mostre todas as correntes da tabela nat. </text:p>
        </text:list-item>
        <text:list-item>
          <text:p text:style-name="P63"><text:soft-page-break/><text:span text:style-name="Strong_20_Emphasis">iptables -t filter -F:</text:span> Limpe todas as regras da tabela de filtro. </text:p>
        </text:list-item>
        <text:list-item>
          <text:p text:style-name="P63"><text:span text:style-name="Strong_20_Emphasis">iptables -t nat -F:</text:span> Limpe todas as regras da tabela nat. </text:p>
        </text:list-item>
        <text:list-item>
          <text:p text:style-name="P63"><text:span text:style-name="Strong_20_Emphasis">iptables -t filter -X:</text:span> exclua qualquer cadeia criados pelo usuário. </text:p>
        </text:list-item>
        <text:list-item>
          <text:p text:style-name="P63"><text:span text:style-name="Strong_20_Emphasis">iptables -t filter -A INPUT -p tcp –dport telnet -j ACCEPT:</text:span> permita conexões telnet de entrar. </text:p>
        </text:list-item>
        <text:list-item>
          <text:p text:style-name="P63"><text:span text:style-name="Strong_20_Emphasis">iptables -t filter -A OUTPUT -p tcp –dport http -j DROP:</text:span> bloquear conexões HTTP de saída. </text:p>
        </text:list-item>
        <text:list-item>
          <text:p text:style-name="P63"><text:span text:style-name="Strong_20_Emphasis">iptables -t filter -A FORWARD -p tcp –dport pop3 -j ACCEPT:</text:span> permitindo conexões POP para uma cadeia de frente. </text:p>
        </text:list-item>
        <text:list-item>
          <text:p text:style-name="P63"><text:span text:style-name="Strong_20_Emphasis">iptables -t filter -A INPUT -j LOG –log-prefix “DROP INPUT”:</text:span> registrando uma sequência de entrada. </text:p>
        </text:list-item>
        <text:list-item>
          <text:p text:style-name="P63"><text:span text:style-name="Strong_20_Emphasis">iptables -t nat -A POSTROUTING -o eth0 -j MASQUERADE:</text:span> Configure uma PAT (conversão de endereços de porta) na eth0, escondendo os pacotes de saída de coação. </text:p>
        </text:list-item>
        <text:list-item>
          <text:p text:style-name="P64"><text:span text:style-name="Strong_20_Emphasis">iptables -t nat -A PREROUTING -d 192.168.0.1 -p tcp -m tcp –dport 22 -j DNAT –to-destination 10.0.0.2</text:span> </text:p>
        </text:list-item>
      </text:list>
      <text:p text:style-name="Horizontal_20_Line"/>
      <text:h text:style-name="P2" text:outline-level="3"><text:span text:style-name="Strong_20_Emphasis">Monitoramento e depuração</text:span></text:h>
      <text:list text:style-name="L31">
        <text:list-item>
          <text:p text:style-name="P65"><text:span text:style-name="Strong_20_Emphasis">top:</text:span> Exiba tarefas linux usando mais cpu. </text:p>
        </text:list-item>
        <text:list-item>
          <text:p text:style-name="P65"><text:span text:style-name="Strong_20_Emphasis">ps -eafw:</text:span> Exibe as tarefas do Linux. </text:p>
        </text:list-item>
        <text:list-item>
          <text:p text:style-name="P65"><text:span text:style-name="Strong_20_Emphasis">ps -e -o pid,args –forest:</text:span> Exibe as tarefas do Linux de forma hierárquica. </text:p>
        </text:list-item>
        <text:list-item>
          <text:p text:style-name="P65"><text:span text:style-name="Strong_20_Emphasis">pstree:</text:span> Mostre uma árvore de processos do sistema. </text:p>
        </text:list-item>
        <text:list-item>
          <text:p text:style-name="P65"><text:span text:style-name="Strong_20_Emphasis">kill -9 ID_Processo:</text:span> forçar o encerramento de um processo e terminá-lo. </text:p>
        </text:list-item>
        <text:list-item>
          <text:p text:style-name="P65"><text:span text:style-name="Strong_20_Emphasis">kill -1 ID_Processo:</text:span> força um processo para recarregar a configuração. </text:p>
        </text:list-item>
        <text:list-item>
          <text:p text:style-name="P65"><text:span text:style-name="Strong_20_Emphasis">lsof -p $$:</text:span> Exiba uma lista de arquivos abertos por processos. </text:p>
        </text:list-item>
        <text:list-item>
          <text:p text:style-name="P65"><text:span text:style-name="Strong_20_Emphasis">lsof /home/user1:</text:span> Exibe uma lista de arquivos abertos em um determinado caminho do sistema. </text:p>
        </text:list-item>
        <text:list-item>
          <text:p text:style-name="P65"><text:span text:style-name="Strong_20_Emphasis">strace -c ls &gt;/dev/null:</text:span> Mostre o sistema de chamadas feitas e recebidas por um processo. </text:p>
        </text:list-item>
        <text:list-item>
          <text:p text:style-name="P65"><text:span text:style-name="Strong_20_Emphasis">strace -f -e open ls &gt;/dev/null:</text:span> Visualizar chamadas para a biblioteca. </text:p>
        </text:list-item>
        <text:list-item>
          <text:p text:style-name="P65"><text:span text:style-name="Strong_20_Emphasis">watch -n1 ‘cat /proc/interrupts’:</text:span> Mostre interrupções em tempo real. </text:p>
        </text:list-item>
        <text:list-item>
          <text:p text:style-name="P65"><text:span text:style-name="Strong_20_Emphasis">last reboot:</text:span> Reinicialização de história do programa. </text:p>
        </text:list-item>
        <text:list-item>
          <text:p text:style-name="P65"><text:span text:style-name="Strong_20_Emphasis">lsmod:</text:span> Exiba o kernel carregado. </text:p>
        </text:list-item>
        <text:list-item>
          <text:p text:style-name="P65"><text:span text:style-name="Strong_20_Emphasis">free -m:</text:span> Exibe o status da RAM em megabytes. </text:p>
        </text:list-item>
        <text:list-item>
          <text:p text:style-name="P65"><text:span text:style-name="Strong_20_Emphasis">smartctl -A /dev/hda:</text:span> Monitore a confiabilidade de um disco rígido através do SMART. </text:p>
        </text:list-item>
        <text:list-item>
          <text:p text:style-name="P65"><text:span text:style-name="Strong_20_Emphasis">smartctl -i /dev/hda:</text:span> Verifique se o SMART está habilitado em um disco rígido. </text:p>
        </text:list-item>
        <text:list-item>
          <text:p text:style-name="P65"><text:span text:style-name="Strong_20_Emphasis">tail /var/log/dmesg:</text:span> Mostre os eventos inerentes no processo de carregar o kernel. </text:p>
        </text:list-item>
        <text:list-item>
          <text:p text:style-name="P66"><text:span text:style-name="Strong_20_Emphasis">tail /var/log/messages:</text:span> Mostre eventos de sistema. </text:p>
        </text:list-item>
      </text:list>
      <text:p text:style-name="Horizontal_20_Line"/>
      <text:h text:style-name="P1" text:outline-level="2"><text:span text:style-name="Strong_20_Emphasis">Dicas e Comandos úteis</text:span></text:h>
      <text:list text:style-name="L32">
        <text:list-item>
          <text:p text:style-name="P67"><text:span text:style-name="Strong_20_Emphasis">apropos …keyword:</text:span> exibir uma lista de comandos que pertencem às palavras-chave de um programa; Eles são úteis quando você sabe o que faz o seu programa, mas sconoces o nome do comando. </text:p>
        </text:list-item>
        <text:list-item>
          <text:p text:style-name="P67"><text:soft-page-break/><text:span text:style-name="Strong_20_Emphasis">man ping:</text:span> exibir as páginas de manual on-line; por exemplo, um comando ping, use a opção ‘-k’ para encontrar qualquer comandos relacionados. </text:p>
        </text:list-item>
        <text:list-item>
          <text:p text:style-name="P67"><text:span text:style-name="Strong_20_Emphasis">whatis …keyword:</text:span> Exibe a descrição do que o programa faz. </text:p>
        </text:list-item>
        <text:list-item>
          <text:p text:style-name="P67"><text:span text:style-name="Strong_20_Emphasis">mkbootdisk –device /dev/fd0 </text:span><text:span text:style-name="Strong_20_Emphasis"><text:span text:style-name="Source_20_Text">uname -r</text:span></text:span><text:span text:style-name="Strong_20_Emphasis">:</text:span> Crie um disquete boteable. </text:p>
        </text:list-item>
        <text:list-item>
          <text:p text:style-name="P67"><text:span text:style-name="Strong_20_Emphasis">gpg -c file1:</text:span> codifica um arquivo com o guarda de segurança do GNU. </text:p>
        </text:list-item>
        <text:list-item>
          <text:p text:style-name="P67"><text:span text:style-name="Strong_20_Emphasis">gpg file1.gpg:</text:span> decodificar um arquivo com o guarda de segurança do GNInformações do sistema LinuxU. </text:p>
        </text:list-item>
        <text:list-item>
          <text:p text:style-name="P67"><text:span text:style-name="Strong_20_Emphasis">wget -r</text:span> <text:span text:style-name="Strong_20_Emphasis">example.com:</text:span> Baixe um site inteiro. </text:p>
        </text:list-item>
        <text:list-item>
          <text:p text:style-name="P67"><text:span text:style-name="Strong_20_Emphasis">wget -c</text:span> <text:span text:style-name="Strong_20_Emphasis">example.com/file.iso:</text:span> Baixe um arquivo com a possibilidade de parar o download e retomar mais tarde. </text:p>
        </text:list-item>
        <text:list-item>
          <text:p text:style-name="P67"><text:span text:style-name="Strong_20_Emphasis">echo ‘wget -c</text:span> <text:span text:style-name="Strong_20_Emphasis">example.com/files.iso‘ | at 09:</text:span> 00 </text:p>
        </text:list-item>
        <text:list-item>
          <text:p text:style-name="P67"><text:span text:style-name="Strong_20_Emphasis">ldd /usr/bin/ssh:</text:span> Mostrar compartilhada bibliotecas exigirem pelo ssh programa. </text:p>
        </text:list-item>
        <text:list-item>
          <text:p text:style-name="P67"><text:span text:style-name="Strong_20_Emphasis">alias hh=’history’:</text:span> Coloque um alias para um comando – hh = história. </text:p>
        </text:list-item>
        <text:list-item>
          <text:p text:style-name="P67"><text:span text:style-name="Strong_20_Emphasis">chsh:</text:span> Mude o Shell de comando. </text:p>
        </text:list-item>
        <text:list-item>
          <text:p text:style-name="P67"><text:span text:style-name="Strong_20_Emphasis">chsh –list-shells:</text:span> É um comando adequado para descobrir se você tem controle remoto em outro terminal. </text:p>
        </text:list-item>
        <text:list-item>
          <text:p text:style-name="P67"><text:span text:style-name="Strong_20_Emphasis">clear:</text:span> Limpa a tela do terminal. </text:p>
        </text:list-item>
        <text:list-item>
          <text:p text:style-name="P67"><text:span text:style-name="Strong_20_Emphasis">umcomando &gt; archivodesaida.txt 2&gt;&amp;1: </text:span>executa um comando e redirecionar saída para um arquivo, combinando neste ambos STDOUT e STDERR. </text:p>
        </text:list-item>
        <text:list-item>
          <text:p text:style-name="P67"><text:span text:style-name="Strong_20_Emphasis">umcomando | archivodesaida.txt 2&gt; archivodeerros.txt:</text:span> Executar um comando, você redirecionar a saída (STDOUT) para um arquivo e os erros (STDERR) para outro. </text:p>
        </text:list-item>
        <text:list-item>
          <text:p text:style-name="P68"><text:span text:style-name="Strong_20_Emphasis">umcomando | tee arquivodesaida.txt:</text:span> executa um comando, exibe a saída na tela e, simultaneamente, grava-lo em um arquivo. </text:p>
        </text:list-item>
      </text:list>
      <text:p text:style-name="Horizontal_20_Line"/>
      <text:h text:style-name="P2" text:outline-level="3"><text:span text:style-name="Strong_20_Emphasis"><text:span text:style-name="Emphasis">Fontes</text:span></text:span></text:h>
      <text:list text:style-name="L33">
        <text:list-item>
          <text:p text:style-name="P69"><text:a xlink:type="simple" xlink:href="https://www.vivaolinux.com.br/artigo/Fundamentos-do-sistema-Linux-comandos-do-Linux/" office:target-frame-name="_blank" xlink:show="new" text:style-name="Internet_20_link" text:visited-style-name="Visited_20_Internet_20_Link"><text:span text:style-name="Emphasis">Viva o Linux (Link 1)</text:span></text:a> </text:p>
        </text:list-item>
        <text:list-item>
          <text:p text:style-name="P69"><text:a xlink:type="simple" xlink:href="https://www.vivaolinux.com.br/artigo/Comandos-basicos-do-Linux" office:target-frame-name="_blank" xlink:show="new" text:style-name="Internet_20_link" text:visited-style-name="Visited_20_Internet_20_Link"><text:span text:style-name="Emphasis">Viva o Linux (Link 2)</text:span></text:a> </text:p>
        </text:list-item>
        <text:list-item>
          <text:p text:style-name="P69"><text:a xlink:type="simple" xlink:href="http://computeirodadepressao.com/guia-com-mais-de-500-comandos-do-linux-explicados/" office:target-frame-name="_blank" xlink:show="new" text:style-name="Internet_20_link" text:visited-style-name="Visited_20_Internet_20_Link"><text:span text:style-name="Emphasis">Computeiro da Depressão</text:span></text:a> </text:p>
        </text:list-item>
        <text:list-item>
          <text:p text:style-name="P69"><text:a xlink:type="simple" xlink:href="https://www.akitech.com.br/guia-com-mais-de-500-comandos-do-linux-explicados.html" office:target-frame-name="_blank" xlink:show="new" text:style-name="Internet_20_link" text:visited-style-name="Visited_20_Internet_20_Link"><text:span text:style-name="Emphasis">Akitech</text:span></text:a> </text:p>
        </text:list-item>
        <text:list-item>
          <text:p text:style-name="P70"><text:a xlink:type="simple" xlink:href="http://www.guiafoca.org/?page_id=51" office:target-frame-name="_blank" xlink:show="new" text:style-name="Internet_20_link" text:visited-style-name="Visited_20_Internet_20_Link"><text:span text:style-name="Emphasis">Guia Foca</text:span></text:a> </text:p>
        </text:list-item>
      </text:list>
      <text:p text:style-name="Standard"><text:a xlink:type="simple" xlink:href="https://www.uniaogeek.com.br/guia-de-comandos-shell-terminal-gnulinux/" text:style-name="Internet_20_link" text:visited-style-name="Visited_20_Internet_20_Link">https://www.uniaogeek.com.br/guia-de-comandos-shell-terminal-gnulinux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7:41:40.300520384</meta:creation-date>
    <dc:date>2024-08-11T17:42:00.803906842</dc:date>
    <meta:editing-duration>PT2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7" meta:paragraph-count="480" meta:word-count="6415" meta:character-count="38146" meta:non-whitespace-character-count="32198"/>
  </office:meta>
</office:document-meta>
</file>